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7.3556in" fo:margin-left="-0.075in" fo:margin-top="0in" fo:margin-bottom="0in" table:align="left"/>
    </style:style>
    <style:style style:name="Table1.A" style:family="table-column">
      <style:table-column-properties style:column-width="4.3688in"/>
    </style:style>
    <style:style style:name="Table1.B" style:family="table-column">
      <style:table-column-properties style:column-width="2.9861in"/>
    </style:style>
    <style:style style:name="Table1.1" style:family="table-row">
      <style:table-row-properties style:min-row-height="0.3236in" fo:keep-together="auto"/>
    </style:style>
    <style:style style:name="Table1.A1" style:family="table-cell">
      <style:table-cell-properties style:vertical-align="" fo:padding-left="0.0785in" fo:padding-right="0.075in" fo:padding-top="0.0396in" fo:padding-bottom="0in" fo:border="0.5pt solid #000000"/>
    </style:style>
    <style:style style:name="Table1.2" style:family="table-row">
      <style:table-row-properties style:min-row-height="0.316in" fo:keep-together="auto"/>
    </style:style>
    <style:style style:name="P1" style:family="paragraph" style:parent-style-name="Standard">
      <style:text-properties style:text-position="0% 100%"/>
    </style:style>
    <style:style style:name="P2" style:family="paragraph" style:parent-style-name="Standard">
      <style:paragraph-properties fo:line-height="150%" fo:text-align="justify" style:justify-single-word="false"/>
      <style:text-properties style:text-position="0% 100%" style:font-name="Arial" style:font-name-asian="Arial1" style:font-name-complex="Arial1"/>
    </style:style>
    <style:style style:name="P3" style:family="paragraph" style:parent-style-name="Standard">
      <style:text-properties style:text-position="0% 100%" style:font-name="Arial" fo:font-size="11pt" style:font-name-asian="Arial1" style:font-size-asian="11pt" style:font-name-complex="Arial1" style:font-size-complex="11pt"/>
    </style:style>
    <style:style style:name="P4" style:family="paragraph" style:parent-style-name="Standard">
      <style:paragraph-properties fo:line-height="150%" fo:text-align="justify" style:justify-single-word="false"/>
      <style:text-properties style:text-position="0% 100%" style:font-name="Arial" fo:font-weight="normal" style:font-name-asian="Arial1" style:font-weight-asian="normal" style:font-name-complex="Arial1" style:font-weight-complex="normal"/>
    </style:style>
    <style:style style:name="P5" style:family="paragraph" style:parent-style-name="Standard">
      <style:text-properties style:text-position="0% 100%" style:font-name="Trebuchet MS" fo:font-size="11pt" style:font-name-asian="Trebuchet MS1" style:font-size-asian="11pt" style:font-name-complex="Trebuchet MS1" style:font-size-complex="11pt"/>
    </style:style>
    <style:style style:name="P6" style:family="paragraph" style:parent-style-name="Standard">
      <style:text-properties style:text-position="0% 100%" style:font-name="Trebuchet MS" fo:font-size="8pt" style:font-name-asian="Trebuchet MS1" style:font-size-asian="8pt" style:font-name-complex="Trebuchet MS1" style:font-size-complex="8pt"/>
    </style:style>
    <style:style style:name="P7" style:family="paragraph" style:parent-style-name="Standard">
      <style:text-properties style:text-position="0% 100%" fo:font-size="8pt" style:font-size-asian="8pt" style:font-size-complex="8pt"/>
    </style:style>
    <style:style style:name="P8" style:family="paragraph" style:parent-style-name="Standard">
      <style:text-properties style:text-position="0% 100%" fo:font-size="14pt" style:font-size-asian="14pt" style:font-size-complex="14pt"/>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rebuchet MS" fo:font-size="11pt" fo:font-style="normal" style:text-underline-style="none" fo:font-weight="normal" style:font-name-asian="Trebuchet MS1" style:font-size-asian="11pt" style:font-style-asian="normal" style:font-weight-asian="normal" style:font-name-complex="Trebuchet MS1" style:font-size-complex="11pt" style:font-style-complex="normal" style:font-weight-complex="normal"/>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rebuchet MS" fo:font-size="12pt" fo:font-style="normal" style:text-underline-style="none" fo:font-weight="normal" style:font-name-asian="Trebuchet MS1" style:font-size-asian="12pt" style:font-style-asian="normal" style:font-weight-asian="normal" style:font-name-complex="Trebuchet MS1" style:font-size-complex="12pt" style:font-style-complex="normal" style:font-weight-complex="normal"/>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7"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in" style:auto-text-indent="false" style:page-number="1" fo:break-before="auto" fo:break-after="auto" fo:padding="0in" fo:border="none" fo:keep-with-next="auto"/>
    </style:style>
    <style:style style:name="P18"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9"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rebuchet MS" fo:font-size="11pt" fo:font-style="normal" style:text-underline-style="none" fo:font-weight="normal" style:font-name-asian="Trebuchet MS1" style:font-size-asian="11pt" style:font-style-asian="normal" style:font-weight-asian="normal" style:font-name-complex="Trebuchet MS1" style:font-size-complex="11pt" style:font-style-complex="normal" style:font-weight-complex="normal"/>
    </style:style>
    <style:style style:name="P20"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rebuchet MS" fo:font-size="11pt" fo:font-style="normal" style:text-underline-style="solid" style:text-underline-width="auto" style:text-underline-color="font-color" fo:font-weight="normal" style:font-name-asian="Trebuchet MS1" style:font-size-asian="11pt" style:font-style-asian="normal" style:font-weight-asian="normal" style:font-name-complex="Trebuchet MS1" style:font-size-complex="11pt" style:font-style-complex="normal" style:font-weight-complex="normal"/>
    </style:style>
    <style:style style:name="P21"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2"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23" style:family="paragraph" style:parent-style-name="Standard">
      <style:paragraph-properties fo:margin-left="0in" fo:margin-right="0in" fo:margin-top="0in" fo:margin-bottom="0.028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4" style:family="paragraph" style:parent-style-name="Standard" style:list-style-name="WWNum8">
      <style:paragraph-properties fo:margin-left="0.5417in" fo:margin-right="0in" fo:margin-top="0in" fo:margin-bottom="0.083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9">
      <style:paragraph-properties fo:margin-left="0.5in" fo:margin-right="0in" fo:margin-top="0in" fo:margin-bottom="0.083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11">
      <style:paragraph-properties fo:margin-left="0.5in" fo:margin-right="0in" fo:margin-top="0.1665in" fo:margin-bottom="0.083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14">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1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paragraph-properties fo:margin-left="0.5in" fo:margin-right="0in" fo:margin-top="0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0" style:family="paragraph" style:parent-style-name="Standard">
      <style:paragraph-properties fo:margin-left="0.5in" fo:margin-right="0in" fo:margin-top="0in" fo:margin-bottom="0.0835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31" style:family="paragraph" style:parent-style-name="Standard">
      <style:paragraph-properties fo:margin-left="0.5in" fo:margin-right="0in" fo:margin-top="0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rebuchet MS" fo:font-size="11pt" fo:font-style="normal" style:text-underline-style="none" fo:font-weight="normal" style:font-name-asian="Trebuchet MS1" style:font-size-asian="11pt" style:font-style-asian="normal" style:font-weight-asian="normal" style:font-name-complex="Trebuchet MS1" style:font-size-complex="11pt" style:font-style-complex="normal" style:font-weight-complex="normal"/>
    </style:style>
    <style:style style:name="P32" style:family="paragraph" style:parent-style-name="Standard">
      <style:paragraph-properties fo:margin-left="0.5in" fo:margin-right="0in" fo:margin-top="0in" fo:margin-bottom="0.139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3"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rebuchet MS" fo:font-size="12pt" fo:font-style="normal" style:text-underline-style="none" fo:font-weight="normal" style:font-name-asian="Trebuchet MS1" style:font-size-asian="12pt" style:font-style-asian="normal" style:font-weight-asian="normal" style:font-name-complex="Trebuchet MS1" style:font-size-complex="12pt" style:font-style-complex="normal" style:font-weight-complex="normal"/>
    </style:style>
    <style:style style:name="P34" style:family="paragraph" style:parent-style-name="Standard" style:list-style-name="WWNum10">
      <style:paragraph-properties fo:margin-left="1in" fo:margin-right="0in" fo:margin-top="0in" fo:margin-bottom="0.083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list-style-name="WWNum2">
      <style:paragraph-properties fo:margin-left="0.248in" fo:margin-right="0in" fo:line-height="150%" fo:text-align="justify" style:justify-single-word="false" fo:text-indent="-0.248in" style:auto-text-indent="false"/>
    </style:style>
    <style:style style:name="P36" style:family="paragraph" style:parent-style-name="Standard" style:list-style-name="WWNum1">
      <style:paragraph-properties fo:margin-left="0.248in" fo:margin-right="0in" fo:margin-top="0.0138in" fo:margin-bottom="0in" loext:contextual-spacing="false" fo:line-height="100%" fo:text-indent="-0.248in" style:auto-text-indent="false"/>
    </style:style>
    <style:style style:name="P37" style:family="paragraph" style:parent-style-name="Standard">
      <style:paragraph-properties fo:margin-left="-0.1972in" fo:margin-right="0in" fo:text-indent="0in" style:auto-text-indent="false"/>
      <style:text-properties style:text-position="0% 100%" style:font-name="Arial" style:font-name-asian="Arial1" style:font-name-complex="Arial1"/>
    </style:style>
    <style:style style:name="P38" style:family="paragraph" style:parent-style-name="Standard">
      <style:paragraph-properties fo:margin-left="-0.1972in" fo:margin-right="0in" fo:line-height="150%" fo:text-align="justify" style:justify-single-word="false" fo:text-indent="0in" style:auto-text-indent="false"/>
      <style:text-properties style:text-position="0% 100%" style:font-name="Arial" style:font-name-asian="Arial1" style:font-name-complex="Arial1"/>
    </style:style>
    <style:style style:name="P39" style:family="paragraph" style:parent-style-name="Standard">
      <style:paragraph-properties fo:margin-left="0.5in" fo:margin-right="0in" fo:line-height="150%" fo:text-align="justify" style:justify-single-word="false" fo:text-indent="0in" style:auto-text-indent="false"/>
      <style:text-properties style:text-position="0% 100%" style:font-name="Arial" style:font-name-asian="Arial1" style:font-name-complex="Arial1"/>
    </style:style>
    <style:style style:name="P40" style:family="paragraph" style:parent-style-name="Standard">
      <style:paragraph-properties fo:margin-left="0.5in" fo:margin-right="0in" fo:margin-top="0in" fo:margin-bottom="0.0835in" loext:contextual-spacing="false" fo:line-height="100%" fo:text-indent="0in" style:auto-text-indent="false"/>
    </style:style>
    <style:style style:name="P41" style:family="paragraph" style:parent-style-name="Standard">
      <style:paragraph-properties fo:margin-left="0.5in" fo:margin-right="0in" fo:margin-top="0in" fo:margin-bottom="0.0835in" loext:contextual-spacing="false" fo:line-height="100%" fo:text-indent="0in" style:auto-text-indent="false"/>
      <style:text-properties style:text-position="0% 100%" style:font-name="Trebuchet MS" fo:font-size="11pt" style:font-name-asian="Trebuchet MS1" style:font-size-asian="11pt" style:font-name-complex="Trebuchet MS1" style:font-size-complex="11pt"/>
    </style:style>
    <style:style style:name="P42" style:family="paragraph" style:parent-style-name="Standard">
      <style:paragraph-properties fo:margin-left="-0.1972in" fo:margin-right="0in" fo:text-indent="0.1972in" style:auto-text-indent="false"/>
    </style:style>
    <style:style style:name="P43" style:family="paragraph" style:parent-style-name="Standard">
      <style:paragraph-properties fo:margin-left="-0.1972in" fo:margin-right="0in" fo:line-height="150%" fo:text-align="justify" style:justify-single-word="false" fo:text-indent="0.1972in" style:auto-text-indent="false"/>
    </style:style>
    <style:style style:name="P44" style:family="paragraph" style:parent-style-name="Standard" style:list-style-name="WWNum16">
      <style:paragraph-properties fo:margin-left="0.75in" fo:margin-right="0in" fo:text-indent="-0.25in" style:auto-text-indent="false"/>
    </style:style>
    <style:style style:name="P45" style:family="paragraph" style:parent-style-name="Standard">
      <style:paragraph-properties fo:margin-left="0.3028in" fo:margin-right="0in" fo:text-indent="0in" style:auto-text-indent="false"/>
      <style:text-properties style:text-position="0% 100%" style:font-name="Arial" fo:font-size="11pt" style:font-name-asian="Arial1" style:font-size-asian="11pt" style:font-name-complex="Arial1" style:font-size-complex="11pt"/>
    </style:style>
    <style:style style:name="P46" style:family="paragraph" style:parent-style-name="Standard">
      <style:paragraph-properties fo:margin-top="0in" fo:margin-bottom="0.0417in" loext:contextual-spacing="false" fo:line-height="100%"/>
    </style:style>
    <style:style style:name="P47" style:family="paragraph" style:parent-style-name="Standard">
      <style:paragraph-properties fo:margin-top="0in" fo:margin-bottom="0.0417in" loext:contextual-spacing="false" fo:line-height="100%"/>
      <style:text-properties fo:color="#000000" style:text-position="0% 100%" style:font-name="Arial" fo:font-size="16pt" fo:font-weight="normal" style:font-name-asian="Arial1" style:font-size-asian="16pt" style:font-weight-asian="normal" style:font-name-complex="Arial1" style:font-size-complex="16pt" style:font-weight-complex="normal"/>
    </style:style>
    <style:style style:name="P48" style:family="paragraph" style:parent-style-name="Standard">
      <style:paragraph-properties fo:margin-top="0.1945in" fo:margin-bottom="0.1945in" loext:contextual-spacing="false" fo:line-height="100%"/>
    </style:style>
    <style:style style:name="P49" style:family="paragraph" style:parent-style-name="Standard">
      <style:paragraph-properties fo:margin-top="0.1945in" fo:margin-bottom="0.1945in" loext:contextual-spacing="false" fo:line-height="100%" fo:text-align="justify" style:justify-single-word="false"/>
    </style:style>
    <style:style style:name="P50" style:family="paragraph" style:parent-style-name="Standard" style:list-style-name="WWNum3">
      <style:paragraph-properties fo:margin-left="0.4957in" fo:margin-right="0in" fo:margin-top="0in" fo:margin-bottom="0.028in" loext:contextual-spacing="false" fo:line-height="100%" fo:text-align="start" style:justify-single-word="false" fo:keep-together="auto" fo:orphans="2" fo:widows="2" fo:text-indent="-0.248in" style:auto-text-indent="false" fo:break-before="auto" fo:break-after="auto" fo:padding="0in" fo:border="none" fo:keep-with-next="auto">
        <style:tab-stops>
          <style:tab-stop style:position="0.248in"/>
        </style:tab-stops>
      </style:paragraph-properties>
    </style:style>
    <style:style style:name="P51" style:family="paragraph" style:parent-style-name="Standard" style:list-style-name="WWNum3">
      <style:paragraph-properties fo:margin-left="0.4957in" fo:margin-right="0in" fo:margin-top="0in" fo:margin-bottom="0.0835in" loext:contextual-spacing="false" fo:line-height="100%" fo:text-align="start" style:justify-single-word="false" fo:keep-together="auto" fo:orphans="2" fo:widows="2" fo:text-indent="-0.248in" style:auto-text-indent="false" fo:break-before="auto" fo:break-after="auto" fo:padding="0in" fo:border="none" fo:keep-with-next="auto">
        <style:tab-stops>
          <style:tab-stop style:position="0.248in"/>
        </style:tab-stops>
      </style:paragraph-properties>
    </style:style>
    <style:style style:name="P52" style:family="paragraph" style:parent-style-name="Standard" style:list-style-name="WWNum3">
      <style:paragraph-properties fo:margin-left="0.4957in" fo:margin-right="0in" fo:margin-top="0.1665in" fo:margin-bottom="0.0835in" loext:contextual-spacing="false" fo:line-height="100%" fo:text-align="start" style:justify-single-word="false" fo:keep-together="auto" fo:orphans="2" fo:widows="2" fo:text-indent="-0.248in" style:auto-text-indent="false" fo:break-before="auto" fo:break-after="auto" fo:padding="0in" fo:border="none" fo:keep-with-next="auto"/>
    </style:style>
    <style:style style:name="P53" style:family="paragraph" style:parent-style-name="Standard" style:list-style-name="WWNum7">
      <style:paragraph-properties fo:margin-left="0.4957in" fo:margin-right="0in" fo:margin-top="0.028in" fo:margin-bottom="0in" loext:contextual-spacing="false" fo:line-height="100%" fo:text-align="start" style:justify-single-word="false" fo:keep-together="auto" fo:orphans="2" fo:widows="2" fo:text-indent="-0.248in" style:auto-text-indent="false" fo:break-before="auto" fo:break-after="auto" fo:padding="0in" fo:border="none" fo:keep-with-next="auto"/>
    </style:style>
    <style:style style:name="P54" style:family="paragraph" style:parent-style-name="Standard" style:list-style-name="WWNum17">
      <style:paragraph-properties fo:margin-left="0.4957in" fo:margin-right="0in" fo:margin-top="0in" fo:margin-bottom="0in" loext:contextual-spacing="false" fo:line-height="100%" fo:text-align="start" style:justify-single-word="false" fo:keep-together="auto" fo:orphans="2" fo:widows="2" fo:text-indent="-0.248in" style:auto-text-indent="false" fo:break-before="auto" fo:break-after="auto" fo:padding="0in" fo:border="none" fo:keep-with-next="auto"/>
    </style:style>
    <style:style style:name="P55" style:family="paragraph" style:parent-style-name="Standard">
      <style:paragraph-properties fo:margin-top="0in" fo:margin-bottom="0.028in" loext:contextual-spacing="false" fo:line-height="100%"/>
    </style:style>
    <style:style style:name="P56" style:family="paragraph" style:parent-style-name="Standard" style:list-style-name="WWNum4">
      <style:paragraph-properties fo:margin-left="0.5in" fo:margin-right="0in" fo:margin-top="0in" fo:margin-bottom="0.028in" loext:contextual-spacing="false" fo:line-height="100%" fo:text-indent="-0.25in" style:auto-text-indent="false"/>
    </style:style>
    <style:style style:name="P57" style:family="paragraph" style:parent-style-name="Standard" style:list-style-name="WWNum4">
      <style:paragraph-properties fo:margin-left="0.5in" fo:margin-right="0in" fo:margin-top="0in" fo:margin-bottom="0.0835in" loext:contextual-spacing="false" fo:line-height="100%" fo:text-indent="-0.25in" style:auto-text-indent="false"/>
    </style:style>
    <style:style style:name="P58" style:family="paragraph" style:parent-style-name="Standard" style:list-style-name="WWNum12">
      <style:paragraph-properties fo:margin-left="0.5in" fo:margin-right="0in" fo:margin-top="0in" fo:margin-bottom="0.0835in" loext:contextual-spacing="false" fo:line-height="100%" fo:text-indent="-0.25in" style:auto-text-indent="false"/>
    </style:style>
    <style:style style:name="P59" style:family="paragraph" style:parent-style-name="Standard" style:list-style-name="WWNum13">
      <style:paragraph-properties fo:margin-left="0.5in" fo:margin-right="0in" fo:margin-top="0in" fo:margin-bottom="0.0835in" loext:contextual-spacing="false" fo:line-height="100%" fo:text-indent="-0.25in" style:auto-text-indent="false"/>
    </style:style>
    <style:style style:name="P60" style:family="paragraph" style:parent-style-name="Standard">
      <style:paragraph-properties fo:margin-top="0in" fo:margin-bottom="0.0835in" loext:contextual-spacing="false" fo:line-height="100%"/>
    </style:style>
    <style:style style:name="P61" style:family="paragraph" style:parent-style-name="Standard">
      <style:paragraph-properties fo:margin-top="0in" fo:margin-bottom="0.0835in" loext:contextual-spacing="false" fo:line-height="100%"/>
      <style:text-properties style:text-position="0% 100%" style:font-name="Arial" fo:font-weight="normal" style:font-name-asian="Arial1" style:font-weight-asian="normal" style:font-name-complex="Arial1" style:font-weight-complex="normal"/>
    </style:style>
    <style:style style:name="P62" style:family="paragraph" style:parent-style-name="Standard">
      <style:paragraph-properties fo:margin-top="0in" fo:margin-bottom="0.0835in" loext:contextual-spacing="false" fo:line-height="100%" fo:keep-with-next="always"/>
    </style:style>
    <style:style style:name="P63" style:family="paragraph" style:parent-style-name="Standard">
      <style:paragraph-properties fo:margin-top="0.1665in" fo:margin-bottom="0.0835in" loext:contextual-spacing="false" fo:line-height="100%" fo:keep-with-next="always"/>
    </style:style>
    <style:style style:name="P64" style:family="paragraph" style:parent-style-name="Standard">
      <style:paragraph-properties fo:margin-top="0.1665in" fo:margin-bottom="0.0835in" loext:contextual-spacing="false" fo:line-height="100%"/>
    </style:style>
    <style:style style:name="P65" style:family="paragraph" style:parent-style-name="Standard" style:list-style-name="WWNum5">
      <style:paragraph-properties fo:margin-left="0.4957in" fo:margin-right="0in" fo:margin-top="0.028in" fo:margin-bottom="0in" loext:contextual-spacing="false" fo:line-height="100%" fo:text-indent="-0.248in" style:auto-text-indent="false"/>
    </style:style>
    <style:style style:name="P66" style:family="paragraph" style:parent-style-name="Standard" style:list-style-name="WWNum6">
      <style:paragraph-properties fo:margin-left="0.4957in" fo:margin-right="0in" fo:margin-top="0.028in" fo:margin-bottom="0in" loext:contextual-spacing="false" fo:line-height="100%" fo:text-indent="-0.248in" style:auto-text-indent="false"/>
    </style:style>
    <style:style style:name="P67" style:family="paragraph" style:parent-style-name="Standard" style:list-style-name="WWNum17">
      <style:paragraph-properties fo:margin-left="0.4957in" fo:margin-right="0in" fo:margin-top="0.0138in" fo:margin-bottom="0in" loext:contextual-spacing="false" fo:line-height="100%" fo:text-indent="-0.248in" style:auto-text-indent="false"/>
    </style:style>
    <style:style style:name="P68" style:family="paragraph" style:parent-style-name="Standard">
      <style:paragraph-properties fo:margin-top="0.0835in" fo:margin-bottom="0.0835in" loext:contextual-spacing="false" fo:line-height="100%"/>
    </style:style>
    <style:style style:name="P69" style:family="paragraph" style:parent-style-name="Standard" style:list-style-name="WWNum1">
      <style:paragraph-properties fo:margin-left="0.2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0" style:family="paragraph" style:parent-style-name="Standard" style:list-style-name="WWNum1">
      <style:paragraph-properties fo:margin-left="0.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71" style:family="paragraph" style:parent-style-name="Standard" style:list-style-name="WWNum1">
      <style:paragraph-properties fo:margin-left="0.248in" fo:margin-right="0in" fo:margin-top="0in" fo:margin-bottom="0.139in" loext:contextual-spacing="false" fo:line-height="115%" fo:text-align="start" style:justify-single-word="false" fo:keep-together="auto" fo:orphans="2" fo:widows="2" fo:text-indent="-0.248in" style:auto-text-indent="false"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2% 100%" style:font-name="Arial" fo:font-size="18pt"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6pt"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1pt" fo:font-style="italic" style:text-underline-style="none" fo:font-weight="bold" style:font-name-asian="Arial1" style:font-size-asian="11pt" style:font-style-asian="italic" style:font-weight-asian="bold" style:font-name-complex="Arial1" style:font-size-complex="11pt" style:font-style-complex="italic" style:font-weight-complex="bold"/>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rebuchet MS" fo:font-size="11pt" fo:font-style="normal" style:text-underline-style="solid" style:text-underline-width="auto" style:text-underline-color="font-color" fo:font-weight="normal" style:font-name-asian="Trebuchet MS1" style:font-size-asian="11pt" style:font-style-asian="normal" style:font-weight-asian="normal" style:font-name-complex="Trebuchet MS1"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rebuchet MS" fo:font-size="11pt" fo:font-style="normal" style:text-underline-style="none" fo:font-weight="normal" style:font-name-asian="Trebuchet MS1" style:font-size-asian="11pt" style:font-style-asian="normal" style:font-weight-asian="normal" style:font-name-complex="Trebuchet MS1"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rebuchet MS" fo:font-size="11pt" fo:font-style="normal" style:text-underline-style="none" fo:font-weight="bold" style:font-name-asian="Trebuchet MS1" style:font-size-asian="11pt" style:font-style-asian="normal" style:font-weight-asian="bold" style:font-name-complex="Trebuchet MS1" style:font-size-complex="11pt" style:font-style-complex="normal" style:font-weight-complex="bold"/>
    </style:style>
    <style:style style:name="T16" style:family="text">
      <style:text-properties fo:font-variant="normal" fo:text-transform="none" fo:color="#000000" style:text-line-through-style="none" style:text-line-through-type="none" style:text-position="0% 100%" style:font-name="Trebuchet MS" fo:font-size="12pt" fo:font-style="normal" style:text-underline-style="none" fo:font-weight="normal" style:font-name-asian="Trebuchet MS1" style:font-size-asian="12pt" style:font-style-asian="normal" style:font-weight-asian="normal" style:font-name-complex="Trebuchet MS1" style:font-size-complex="1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rebuchet MS" fo:font-size="12pt" fo:font-style="normal" style:text-underline-style="none" fo:font-weight="bold" style:font-name-asian="Trebuchet MS1" style:font-size-asian="12pt" style:font-style-asian="normal" style:font-weight-asian="bold" style:font-name-complex="Trebuchet MS1" style:font-size-complex="12pt" style:font-style-complex="normal" style:font-weight-complex="bold"/>
    </style:style>
    <style:style style:name="T18" style:family="text">
      <style:text-properties fo:font-variant="normal" fo:text-transform="none" fo:color="#000000" style:text-line-through-style="none" style:text-line-through-type="none" style:text-position="0% 100%" style:font-name="Trebuchet MS" fo:font-size="14pt" fo:font-style="normal" style:text-underline-style="solid" style:text-underline-width="auto" style:text-underline-color="font-color" fo:font-weight="bold" style:font-name-asian="Trebuchet MS1" style:font-size-asian="14pt" style:font-style-asian="normal" style:font-weight-asian="bold" style:font-name-complex="Trebuchet MS1" style:font-size-complex="14pt" style:font-style-complex="normal" style:font-weight-complex="bold"/>
    </style:style>
    <style:style style:name="T19" style:family="text">
      <style:text-properties fo:font-variant="normal" fo:text-transform="none" fo:color="#000000" style:text-line-through-style="none" style:text-line-through-type="none" style:text-position="0% 100%" style:font-name="Trebuchet MS" fo:font-size="14pt" fo:font-style="normal" style:text-underline-style="solid" style:text-underline-width="auto" style:text-underline-color="font-color" fo:font-weight="normal" style:font-name-asian="Trebuchet MS1" style:font-size-asian="14pt" style:font-style-asian="normal" style:font-weight-asian="normal" style:font-name-complex="Trebuchet MS1"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1" style:family="text">
      <style:text-properties fo:font-variant="normal" fo:text-transform="none" fo:color="#ff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2" style:family="text">
      <style:text-properties fo:font-variant="normal" fo:text-transform="none" fo:color="#ff0000" style:text-line-through-style="none" style:text-line-through-type="none" style:text-position="0% 100%" style:font-name="Trebuchet MS" fo:font-size="14pt" fo:font-style="normal" style:text-underline-style="none" fo:font-weight="bold" style:font-name-asian="Trebuchet MS1" style:font-size-asian="14pt" style:font-style-asian="normal" style:font-weight-asian="bold" style:font-name-complex="Trebuchet MS1" style:font-size-complex="14pt" style:font-style-complex="normal" style:font-weight-complex="bold"/>
    </style:style>
    <style:style style:name="T23" style:family="text">
      <style:text-properties fo:font-variant="normal" fo:text-transform="none" fo:color="#ff0000" style:text-line-through-style="none" style:text-line-through-type="none" style:text-position="0% 100%" style:font-name="Trebuchet MS" fo:font-size="14pt" fo:font-style="normal" style:text-underline-style="none" fo:font-weight="normal" style:font-name-asian="Trebuchet MS1" style:font-size-asian="14pt" style:font-style-asian="normal" style:font-weight-asian="normal" style:font-name-complex="Trebuchet MS1" style:font-size-complex="14pt" style:font-style-complex="normal" style:font-weight-complex="normal"/>
    </style:style>
    <style:style style:name="T24" style:family="text">
      <style:text-properties fo:font-variant="normal" fo:text-transform="none" fo:color="#ff0000" style:text-line-through-style="none" style:text-line-through-type="none" style:text-position="0% 100%" style:font-name="Trebuchet MS" fo:font-size="12pt" fo:font-style="normal" style:text-underline-style="none" fo:font-weight="normal" style:font-name-asian="Trebuchet MS1" style:font-size-asian="12pt" style:font-style-asian="normal" style:font-weight-asian="normal" style:font-name-complex="Trebuchet MS1" style:font-size-complex="12pt" style:font-style-complex="normal" style:font-weight-complex="normal"/>
    </style:style>
    <style:style style:name="T25" style:family="text">
      <style:text-properties fo:font-variant="normal" fo:text-transform="none" fo:color="#0000ff"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6" style:family="text">
      <style:text-properties fo:font-variant="normal" fo:text-transform="none" fo:color="#2f5496"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style:style style:name="T27" style:family="text">
      <style:text-properties fo:font-variant="normal" fo:text-transform="none" fo:color="#365f91"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28" style:family="text">
      <style:text-properties fo:font-variant="normal" fo:text-transform="none" fo:color="#365f91"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9" style:family="text">
      <style:text-properties style:text-position="0% 100%"/>
    </style:style>
    <style:style style:name="T30" style:family="text">
      <style:text-properties style:text-position="0% 100%" style:font-name="Arial" fo:font-size="11pt" style:font-name-asian="Arial1" style:font-size-asian="11pt" style:font-name-complex="Arial1" style:font-size-complex="11pt"/>
    </style:style>
    <style:style style:name="T31" style:family="text">
      <style:text-properties style:text-position="0% 100%" style:font-name="Arial" fo:font-size="11pt" fo:font-weight="bold" style:font-name-asian="Arial1" style:font-size-asian="11pt" style:font-weight-asian="bold" style:font-name-complex="Arial1" style:font-size-complex="11pt" style:font-weight-complex="bold"/>
    </style:style>
    <style:style style:name="T32" style:family="text">
      <style:text-properties style:text-position="0% 100%" style:font-name="Arial" fo:font-size="11pt" fo:font-style="italic" style:font-name-asian="Arial1" style:font-size-asian="11pt" style:font-style-asian="italic" style:font-name-complex="Arial1" style:font-size-complex="11pt" style:font-style-complex="italic"/>
    </style:style>
    <style:style style:name="T33" style:family="text">
      <style:text-properties style:text-position="0% 100%" style:font-name="Arial" fo:font-size="11pt" fo:font-style="italic" fo:font-weight="bold" style:font-name-asian="Arial1" style:font-size-asian="11pt" style:font-style-asian="italic" style:font-weight-asian="bold" style:font-name-complex="Arial1" style:font-size-complex="11pt" style:font-style-complex="italic" style:font-weight-complex="bold"/>
    </style:style>
    <style:style style:name="T34" style:family="text">
      <style:text-properties style:text-position="0% 100%" style:font-name="Arial" fo:font-size="11pt" fo:font-style="italic" style:text-underline-style="solid" style:text-underline-width="auto" style:text-underline-color="font-color" style:font-name-asian="Arial1" style:font-size-asian="11pt" style:font-style-asian="italic" style:font-name-complex="Arial1" style:font-size-complex="11pt" style:font-style-complex="italic"/>
    </style:style>
    <style:style style:name="T35" style:family="text">
      <style:text-properties style:text-position="0% 100%" style:font-name="Arial" fo:font-size="11pt" fo:font-style="normal" fo:font-weight="normal" style:font-name-asian="Arial1" style:font-size-asian="11pt" style:font-style-asian="normal" style:font-weight-asian="normal" style:font-name-complex="Arial1" style:font-size-complex="11pt" style:font-style-complex="normal" style:font-weight-complex="normal"/>
    </style:style>
    <style:style style:name="T36" style:family="text">
      <style:text-properties style:text-position="0% 100%" style:font-name="Arial" fo:font-weight="bold" style:font-name-asian="Arial1" style:font-weight-asian="bold" style:font-name-complex="Arial1" style:font-weight-complex="bold"/>
    </style:style>
    <style:style style:name="T37" style:family="text">
      <style:text-properties style:text-position="0% 100%" style:font-name="Arial" fo:font-weight="normal" style:font-name-asian="Arial1" style:font-weight-asian="normal" style:font-name-complex="Arial1" style:font-weight-complex="normal"/>
    </style:style>
    <style:style style:name="T38" style:family="text">
      <style:text-properties style:text-position="0% 100%" style:font-name="Arial" style:font-name-asian="Arial1" style:font-name-complex="Arial1"/>
    </style:style>
    <style:style style:name="T39" style:family="text">
      <style:text-properties style:text-position="0% 100%" style:font-name="Trebuchet MS" fo:font-size="11pt" style:font-name-asian="Trebuchet MS1" style:font-size-asian="11pt" style:font-name-complex="Trebuchet MS1" style:font-size-complex="11pt"/>
    </style:style>
    <style:style style:name="T40" style:family="text">
      <style:text-properties style:text-position="0% 100%" style:font-name="Trebuchet MS" fo:font-size="11pt" fo:font-weight="bold" style:font-name-asian="Trebuchet MS1" style:font-size-asian="11pt" style:font-weight-asian="bold" style:font-name-complex="Trebuchet MS1" style:font-size-complex="11pt" style:font-weight-complex="bold"/>
    </style:style>
    <style:style style:name="T41" style:family="text">
      <style:text-properties style:text-position="0% 100%" style:font-name="Trebuchet MS" fo:font-size="11pt" fo:font-weight="normal" style:font-name-asian="Trebuchet MS1" style:font-size-asian="11pt" style:font-weight-asian="normal" style:font-name-complex="Trebuchet MS1" style:font-size-complex="11pt" style:font-weight-complex="normal"/>
    </style:style>
    <style:style style:name="T42" style:family="text">
      <style:text-properties style:text-position="0% 100%" fo:font-size="14pt" style:font-size-asian="14pt" style:font-size-complex="14pt"/>
    </style:style>
    <style:style style:name="T43" style:family="text">
      <style:text-properties fo:color="#000000" style:text-position="0% 100%" style:font-name="Arial" fo:font-weight="bold" style:font-name-asian="Arial1" style:font-weight-asian="bold" style:font-name-complex="Arial1" style:font-weight-complex="bold"/>
    </style:style>
    <style:style style:name="T44" style:family="text">
      <style:text-properties fo:color="#000000" style:text-position="0% 100%" style:font-name="Arial" fo:font-weight="normal" style:font-name-asian="Arial1" style:font-weight-asian="normal" style:font-name-complex="Arial1" style:font-weight-complex="normal"/>
    </style:style>
    <style:style style:name="T45" style:family="text">
      <style:text-properties fo:color="#000000" style:text-position="0% 100%" style:font-name="Arial" fo:font-size="11pt" style:font-name-asian="Arial1" style:font-size-asian="11pt" style:font-name-complex="Arial1" style:font-size-complex="11pt"/>
    </style:style>
    <style:style style:name="T46" style:family="text">
      <style:text-properties fo:color="#000000" style:text-position="0% 100%" style:font-name="Arial" fo:font-size="11pt" style:text-underline-style="solid" style:text-underline-width="auto" style:text-underline-color="font-color" fo:font-weight="bold" style:font-name-asian="Arial1" style:font-size-asian="11pt" style:font-weight-asian="bold" style:font-name-complex="Arial1" style:font-size-complex="11pt" style:font-weight-complex="bold"/>
    </style:style>
    <style:style style:name="T47" style:family="text">
      <style:text-properties fo:color="#000000" style:text-position="0% 100%" style:font-name="Arial" fo:font-size="11pt" style:text-underline-style="solid" style:text-underline-width="auto" style:text-underline-color="font-color" fo:font-weight="normal" style:font-name-asian="Arial1" style:font-size-asian="11pt" style:font-weight-asian="normal" style:font-name-complex="Arial1" style:font-size-complex="11pt" style:font-weight-complex="normal"/>
    </style:style>
    <style:style style:name="T48" style:family="text">
      <style:text-properties fo:color="#000000" style:text-position="0% 100%" style:font-name="Arial" fo:font-size="16pt" fo:font-weight="bold" style:font-name-asian="Arial1" style:font-size-asian="16pt" style:font-weight-asian="bold" style:font-name-complex="Arial1" style:font-size-complex="16pt" style:font-weight-complex="bold"/>
    </style:style>
    <style:style style:name="T49" style:family="text">
      <style:text-properties fo:color="#000000" style:text-position="0% 100%" style:font-name="Arial" fo:font-size="16pt" fo:font-weight="normal" style:font-name-asian="Arial1" style:font-size-asian="16pt" style:font-weight-asian="normal" style:font-name-complex="Arial1" style:font-size-complex="16pt" style:font-weight-complex="normal"/>
    </style:style>
    <style:style style:name="T50" style:family="text">
      <style:text-properties fo:color="#000000" style:text-position="0% 100%" style:font-name="Arial" fo:font-size="16pt" style:text-underline-style="solid" style:text-underline-width="auto" style:text-underline-color="font-color" fo:font-weight="bold" style:font-name-asian="Arial1" style:font-size-asian="16pt" style:font-weight-asian="bold" style:font-name-complex="Arial1" style:font-size-complex="16pt" style:font-weight-complex="bold"/>
    </style:style>
    <style:style style:name="T51" style:family="text">
      <style:text-properties fo:color="#000000" style:text-position="0% 100%" style:font-name="Arial" fo:font-size="16pt" style:text-underline-style="solid" style:text-underline-width="auto" style:text-underline-color="font-color" fo:font-weight="normal" style:font-name-asian="Arial1" style:font-size-asian="16pt" style:font-weight-asian="normal" style:font-name-complex="Arial1" style:font-size-complex="16pt" style:font-weight-complex="normal"/>
    </style:style>
    <style:style style:name="T52" style:family="text">
      <style:text-properties fo:color="#ff0000" style:text-position="0% 100%" style:font-name="Arial" fo:font-size="11pt" fo:font-weight="bold" style:font-name-asian="Arial1" style:font-size-asian="11pt" style:font-weight-asian="bold" style:font-name-complex="Arial1" style:font-size-complex="11pt" style:font-weight-complex="bold"/>
    </style:style>
    <style:style style:name="T53" style:family="text">
      <style:text-properties fo:color="#0000ff" style:text-position="0% 100%" style:font-name="Arial" fo:font-size="11pt" style:text-underline-style="solid" style:text-underline-width="auto" style:text-underline-color="font-color" style:font-name-asian="Arial1" style:font-size-asian="11pt" style:font-name-complex="Arial1" style:font-size-complex="11pt"/>
    </style:style>
    <style:style style:name="T54" style:family="text">
      <style:text-properties fo:color="#0000ff" style:text-position="0% 100%" style:font-name="Trebuchet MS" fo:font-size="11pt" style:font-name-asian="Trebuchet MS1" style:font-size-asian="11pt" style:font-name-complex="Trebuchet MS1" style:font-size-complex="11pt"/>
    </style:style>
    <style:style style:name="T55" style:family="text">
      <style:text-properties style:text-position="super 58%" style:font-name="Trebuchet MS" fo:font-size="11pt" style:font-name-asian="Trebuchet MS1" style:font-size-asian="11pt" style:font-name-complex="Trebuchet MS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Out of School Club</text:span></text:p>
      <text:p text:style-name="P10"><text:span text:style-name="T3">Safeguarding (Child Protection) including whistle blowing Policy</text:span></text:p>
      <text:p text:style-name="P1"/>
      <text:p text:style-name="P18"><text:span text:style-name="T5">Extra time staff are committed to building a ‘culture of safety’ in which the children in our care are protected from abuse, neglect, harm, radicalization and discrimination and will promptly respond appropriately to all incidents or concerns regarding the safety of a child that may occur. The Club’s child protection procedures comply with all relevant legislation and with guidance issued by the Barnsley Safeguarding Children Board (BSCB), we will adhere to the threshold document at all times. <text:s/></text:span></text:p>
      <text:p text:style-name="P18"><text:span text:style-name="T5">There will be a Child Protection Officer (CPO) available at all times while the Club is in session. The CPO coordinates child protection issues and liaises with the schools named officer and external agencies (eg Social Care(</text:span><text:span text:style-name="T21">Newly named - Intergrated Front Door</text:span><text:span text:style-name="T5">), the BSCB, LADO and Ofsted).</text:span></text:p>
      <text:p text:style-name="P18"><text:span text:style-name="T5">The Club’s designated CPO is </text:span><text:span text:style-name="T25">Mandy Grosse (owner)</text:span><text:span text:style-name="T5"> Who trained as Lead practitioner in safeguarding and refreshes every two years. The Deputy / on-call CPO is </text:span><text:span text:style-name="T25">Natalie Walton (Deputy) </text:span><text:span text:style-name="T5">also does the two year training for lead practitioner. All information that the staff need, will be given in the staff’s induction.</text:span></text:p>
      <text:p text:style-name="P18"><text:span text:style-name="T26">ALL SIGNS AND SYMPTOMS are not exhausted, due to things changing on a daily basis, the 2 Lead officers will ensure that any updates from any training will be disseminated to all of the team, this will be done at each 1-1 staff supervision meeting as well) </text:span></text:p>
      <text:p text:style-name="P18"><text:span text:style-name="T26">We have a notice board on the cupboard, which covers everything for safeguarding, which we all also use as a guide to any queries we have.</text:span></text:p>
      <text:p text:style-name="P19"/>
      <text:p text:style-name="P18"><text:span text:style-name="T13">All staff must: </text:span></text:p>
      <text:list xml:id="list3046891659" text:style-name="WWNum8">
        <text:list-item>
          <text:p text:style-name="P24"><text:span text:style-name="T5">Have an understanding and be able to implement effective child protective procedures, and all of the clubs policies and the Barnsley safeguarding children’s board policy.</text:span></text:p>
        </text:list-item>
        <text:list-item>
          <text:p text:style-name="P24"><text:span text:style-name="T5">Be vigilant, competent and confident to respond to safeguarding situations, as well as identifying physical, emotional or behavioural signs which indicate : signs and symptoms of possible abuse, neglect, harm, radicalisation, <text:s/>discrimination, county lines, cuckooing and child criminal exploitation, and illnesses that are contagious. </text:span></text:p>
        </text:list-item>
        <text:list-item>
          <text:p text:style-name="P24"><text:span text:style-name="T5">Be aware of the role of observation</text:span></text:p>
        </text:list-item>
        <text:list-item>
          <text:p text:style-name="P24"><text:span text:style-name="T5">Be able to handle disclosures from others, whether child or adult</text:span></text:p>
        </text:list-item>
        <text:list-item>
          <text:p text:style-name="P24"><text:span text:style-name="T5">Be able to provide clear written / oral information for the four investigating agencies, BSCB, Police, NSPCC and Ofsted. </text:span></text:p>
        </text:list-item>
        <text:list-item>
          <text:p text:style-name="P24"><text:span text:style-name="T5">Be able to inform the lead Officer in charge, who will ensure that Ofsted know of the allegations within a 2-day period of the allegation taking place. </text:span></text:p>
        </text:list-item>
        <text:list-item>
          <text:p text:style-name="P24"><text:span text:style-name="T5">Talk to parents / carers where necessary, (if safe to do so) to let them know we are recording / reporting any incident.</text:span></text:p>
        </text:list-item>
      </text:list>
      <text:p text:style-name="P18"><text:span text:style-name="T10">Providers must ensure the staff are trained to identify the following:</text:span></text:p>
      <text:list xml:id="list2747965502" text:style-name="WWNum9">
        <text:list-item>
          <text:p text:style-name="P25"><text:span text:style-name="T5">Significant changes in the children’s behaviour</text:span></text:p>
        </text:list-item>
        <text:list-item>
          <text:p text:style-name="P25"><text:span text:style-name="T5">Deterioration in the ‘Childs general wellbeing </text:span></text:p>
        </text:list-item>
        <text:list-item>
          <text:p text:style-name="P25"><text:soft-page-break/><text:span text:style-name="T5">Unexplained bruising, marks or signs of possible abuse and / or neglect</text:span></text:p>
        </text:list-item>
        <text:list-item>
          <text:p text:style-name="P25"><text:span text:style-name="T5">Children’s comments which give cause for concern.</text:span></text:p>
        </text:list-item>
        <text:list-item>
          <text:p text:style-name="P25"><text:span text:style-name="T5">Any other reason to suspect neglect or abuse outside the setting, EG within the ‘Childs home.</text:span></text:p>
        </text:list-item>
        <text:list-item>
          <text:p text:style-name="P25"><text:span text:style-name="T5">Inappropriate behaviour displayed by other members of staff or other adults working with the children. Any sexual comments, excessive one to one attention beyond the usual requirements of their job role, including any inappropriate sharing of images</text:span><text:span text:style-name="T14">. </text:span></text:p>
        </text:list-item>
      </text:list>
      <text:p text:style-name="P20"/>
      <text:p text:style-name="P20"/>
      <text:p text:style-name="P18"><text:span text:style-name="T13">What parents / carers should do</text:span></text:p>
      <text:list xml:id="list131156851759688" text:continue-numbering="true" text:style-name="WWNum9">
        <text:list-item>
          <text:p text:style-name="P25"><text:span text:style-name="T14">Ask for help when you, your child or family are experiencing difficulties as the staff can signpost to services that can provide early help and support.</text:span></text:p>
        </text:list-item>
        <text:list-item>
          <text:p text:style-name="P25"><text:span text:style-name="T14">Discuss with a member of staff, any issues which may cause a change in your childs behaviour. For example – a grandparents death, or a divorce/separation.</text:span></text:p>
        </text:list-item>
        <text:list-item>
          <text:p text:style-name="P25"><text:span text:style-name="T14">Communicate any safeguarding or welfare concerns you have about your own child or any child within the community.</text:span></text:p>
        </text:list-item>
        <text:list-item>
          <text:p text:style-name="P25"><text:span text:style-name="T14">Understand that the staff have a duty of care, and to identify concerns and raise them with you if it is appropriate.</text:span></text:p>
        </text:list-item>
        <text:list-item>
          <text:p text:style-name="P25"><text:span text:style-name="T14">Understand that the staff will not discuss with you any concerns that they have about your child if they feel this may put them at risk of further harm, these concerns will be reported. </text:span></text:p>
        </text:list-item>
      </text:list>
      <text:p text:style-name="P19"/>
      <text:p text:style-name="P29"><text:span text:style-name="T22">Steps to be taken in the event of a child offering a disclosure</text:span></text:p>
      <text:list xml:id="list309471185" text:style-name="WWNum10">
        <text:list-item>
          <text:p text:style-name="P34"><text:span text:style-name="T14">The disclosure needs to be written up on a cause for concern sheet as soon as practicably possible.</text:span></text:p>
        </text:list-item>
        <text:list-item>
          <text:p text:style-name="P34"><text:span text:style-name="T14">The disclosure needs to be passed to the </text:span><text:span text:style-name="T13">lead safeguard officer</text:span><text:span text:style-name="T14"> on duty,</text:span><text:span text:style-name="T15"> </text:span><text:span text:style-name="T14">(unless it describes a disclosure about that person, then it would be passed the other second LSO)</text:span></text:p>
        </text:list-item>
        <text:list-item>
          <text:p text:style-name="P34"><text:span text:style-name="T14">That person will then contact social care and OFSTED if necessary, they will offer advise on the way forward.</text:span></text:p>
        </text:list-item>
        <text:list-item>
          <text:p text:style-name="P34"><text:span text:style-name="T14">The disclosure will be filed in the Childs file and completed when we have an outcome. </text:span></text:p>
        </text:list-item>
      </text:list>
      <text:p text:style-name="P31"/>
      <text:p text:style-name="P30"><text:span text:style-name="T18">Guidance on the signs and symptoms of Abuse</text:span></text:p>
      <text:p text:style-name="P21"><text:span text:style-name="T11">What is abuse?</text:span></text:p>
      <text:list xml:id="list2818336980" text:style-name="WWNum2">
        <text:list-item>
          <text:p text:style-name="P35"><text:soft-page-break/><text:span text:style-name="T30">Abuse and neglect are forms of maltreatment – </text:span><text:span text:style-name="T31">a person may abuse or neglect a child by inflicting harm, or by failing to act to prevent harm.</text:span><text:span text:style-name="T30"> <text:s/>Children may be abused in a family, in an institution or community setting, or over the internet, or be taken out of the country to be abused (in the case of female genital mutilation(</text:span><text:span text:style-name="T31">FGM</text:span><text:span text:style-name="T30">)). The abuser\s may be; known to them, it may a stranger\s, it may be an adult\s or another child\ren or young person\s. Some children are more vulnerable than others, disabled children and children who have disabled parents are considerably more vulnerable to abuse.</text:span></text:p>
        </text:list-item>
      </text:list>
      <text:p text:style-name="P9"><text:span text:style-name="T36">Neglect </text:span></text:p>
      <text:p text:style-name="P9"><text:span text:style-name="T30">Neglect is a pattern of failing to provide for a child’s basic needs, whether it be adequate food, clothing, hygiene, supervision or shelter. It is likely to result in the serious impairment of a child’s health or development. Children who are neglected often also suffer from other types of abuse. It is important that practitioners remain alert and do not miss opportunities to take timely action. Neglect may occur if a parent becomes physically or mentally unable to care for a child. A parent may also have an addiction to alcohol or drugs, which could impair their ability to keep a child safe or result in them prioritising buying drugs, or alcohol, over food, clothing or warmth for the child. Neglect may occur in pregnancy because of maternal drug or alcohol abuse</text:span><text:span text:style-name="T38">.</text:span></text:p>
      <text:p text:style-name="P38"/>
      <text:p text:style-name="P38"/>
      <text:p text:style-name="P9"><text:span text:style-name="T36">Physical abuse</text:span><text:span text:style-name="T38"> </text:span></text:p>
      <text:p text:style-name="P9"><text:span text:style-name="T30">Physical abuse is deliberately physically hurting child. It might take a variety of different forms, including hitting, pinching, shaking, throwing, poisoning, burning or scalding, drowning or suffocating a child. Physical abuse can happen in any family, but may be more at risk if their parents have problems with drugs, alcohol and mental health or if they live in a home where domestic abuse happens. Physical harm may also be caused when a parent or carer fabricates the symptoms of, or deliberately induces, illness in a child. Physical abuse can also occur outside of the family environment</text:span><text:span text:style-name="T38">.</text:span></text:p>
      <text:p text:style-name="P39"/>
      <text:p text:style-name="P43"><text:span text:style-name="T36">Female Genital Mutilation (FGM) </text:span></text:p>
      <text:p text:style-name="P9"><text:span text:style-name="T30">Female genital mutilation (FGM) includes procedures that intentionally alter or cause injury to the female genital organs for non-medical reasons (</text:span><text:span text:style-name="T31">World Health Organisation 2014). </text:span><text:span text:style-name="T30">FGM is considered child abuse in the UK and a grave violation of the human rights of girls and women. It is an offence for any person in England, Wales or Northern Ireland (regardless of their nationality or residence status) to perform FGM, or to assist a girl to carry out FGM on herself. <text:s/>It is also an offence to fail to protect a girl from FGM. <text:s/></text:span></text:p>
      <text:p text:style-name="P37"/>
      <text:p text:style-name="P42"><text:span text:style-name="T36">Indications that FGM may be about to take place</text:span></text:p>
      <text:p text:style-name="P37"/>
      <text:list xml:id="list1107916157" text:style-name="WWNum16">
        <text:list-item>
          <text:p text:style-name="P44"><text:span text:style-name="T30">The family come from a community that is known to practise FGM.</text:span></text:p>
        </text:list-item>
      </text:list>
      <text:p text:style-name="P45"/>
      <text:list xml:id="list131157357174907" text:continue-numbering="true" text:style-name="WWNum16">
        <text:list-item>
          <text:p text:style-name="P44"><text:span text:style-name="T30">Parents state they will take the child out of the country for a prolonged period.</text:span></text:p>
        </text:list-item>
      </text:list>
      <text:p text:style-name="P32"/>
      <text:list xml:id="list131155625809881" text:continue-numbering="true" text:style-name="WWNum16">
        <text:list-item>
          <text:p text:style-name="P44"><text:span text:style-name="T30">A child may talk about a long holiday to a country where the practice is prevalent.</text:span></text:p>
        </text:list-item>
      </text:list>
      <text:p text:style-name="P3"/>
      <text:list xml:id="list131157083105033" text:continue-numbering="true" text:style-name="WWNum16">
        <text:list-item>
          <text:p text:style-name="P44"><text:span text:style-name="T30">A child may confide that she is to have a “special procedure” or celebration</text:span><text:span text:style-name="T38">. </text:span></text:p>
        </text:list-item>
      </text:list>
      <text:p text:style-name="P4"/>
      <text:p text:style-name="P9"><text:soft-page-break/><text:span text:style-name="T36">Honour Based Violence</text:span><text:span text:style-name="T38"> </text:span></text:p>
      <text:p text:style-name="P9"><text:span text:style-name="T30">So-called honour based violence encompasses crimes which have been committed to protect or defend the honour of a family or community</text:span><text:span text:style-name="T38">.</text:span></text:p>
      <text:p text:style-name="P4"/>
      <text:p text:style-name="P9"><text:span text:style-name="T36">Forced Marriage</text:span><text:span text:style-name="T38"> </text:span></text:p>
      <text:p text:style-name="P9"><text:span text:style-name="T30">Forcing a person into a marriage in the UK is a crime. A forced marriage is one entered into without the full consent of one or both parties and where violence, threats or any other form of coercion is used to cause a person to enter into marriage</text:span><text:span text:style-name="T38">.</text:span></text:p>
      <text:p text:style-name="P2"/>
      <text:p text:style-name="P9"><text:span text:style-name="T36">Breast ironing </text:span></text:p>
      <text:p text:style-name="P9"><text:span text:style-name="T30">Breast ironing is a traditional practice in some parts of West Africa, usually arranged or performed by a girl’s mother to make her less attractive to males by delaying the signs that the girl is maturing into a young woman. It usually starts when a girl begins to develop breasts, generally between 8 and 12 years of age.</text:span></text:p>
      <text:p text:style-name="P4"/>
      <text:p text:style-name="P9"><text:span text:style-name="T36">Sexual Abuse and Exploitation</text:span></text:p>
      <text:p text:style-name="P9"><text:span text:style-name="T30">Sexual abuse is any sexual activity with a child. <text:s/>You should be aware that many children and young people who are victims of sexual abuse do not recognise themselves as such. A child may not understand what is happening and may not even understand that it is wrong. It may involve physical contact, including assault by penetration (for example rape or oral sex) or non-penetrative acts such as masturbation, kissing, rubbing and touching outside of clothing. It may also include non-contact activities, such as involving children in looking at, or in the production of sexual images, watching sexual activities, encouraging children to behave in sexually inappropriate ways, or grooming a child in preparation for abuse (including via the internet). <text:s/>Sexual abuse is not solely perpetrated by adult males, women can also commit acts of sexual abuse, as can other children.</text:span></text:p>
      <text:p text:style-name="P9"><text:span text:style-name="T30">Sexual exploitation is a form of sexual abuse where children are sexually exploited for money, power or status. It can involve, humiliating and degrading sexual assaults. In some cases, young people are persuaded or forced into exchanging sexual activity for money, drugs, gifts, affection or status. Consent cannot be given, even where a child may believe they are voluntarily engaging in sexual activity with the person who is exploiting them. A significant number of children who are victims of sexual exploitation go missing from home, care or education at some point.</text:span></text:p>
      <text:p text:style-name="P2"/>
      <text:p text:style-name="P9"><text:span text:style-name="T36">Emotional Abuse</text:span></text:p>
      <text:p text:style-name="P9"><text:span text:style-name="T30">Emotional abuse is the persistent emotional maltreatment of a child. It is sometimes known as psychological abuse and it can have severe and persistent adverse effects on the child’s emotional development. Although the effects of emotional abuse might take a long time to be recognisable, practitioners will be in a position to observe it, for example in the way a parent interacts with their child. It may include deliberately telling a child that they are worthless, or unloved and inadequate. <text:s/>It may include not giving the child opportunities to express their views, deliberately silencing them or ‘making fun’ of what they say or how they communicate. <text:s/>It may involve serious bullying -including online bullying through social networks, online games or mobile phones-by a child’s peers.</text:span></text:p>
      <text:p text:style-name="P2"/>
      <text:p text:style-name="P46"><text:span text:style-name="T43">Contextual safeguarding</text:span></text:p>
      <text:p text:style-name="P49"><text:span text:style-name="T45">Safeguarding incidents can be associated with, and occur between, children outside of school. All staff, especially the designated safeguarding lead and their deputies, need to consider the context within which such incidents occur. This is known as contextual safeguarding; assessments of children must consider if wider environmental factors present in a child’s life are a threat to their safety or welfare.</text:span></text:p>
      <text:p text:style-name="P49"><text:span text:style-name="T45">Children’s social care assessments should consider these factors, so it's important that we provide as much information as possible as part of any referral made. This allows any assessment to consider all the available evidence and the full context of any abuse.</text:span></text:p>
      <text:p text:style-name="P49"><text:span text:style-name="T45">You can find out more in the DfE publication </text:span><text:a xlink:type="simple" xlink:href="https://assets.publishing.service.gov.uk/government/uploads/system/uploads/attachment_data/file/741314/Keeping_Children_Safe_in_Education__3_September_2018_14.09.18.pdf" text:style-name="ListLabel_20_154" text:visited-style-name="ListLabel_20_154"><text:span text:style-name="T31">Keeping Children Safe in Education</text:span></text:a><text:span text:style-name="T31">. Which was updated 2023</text:span></text:p>
      <text:p text:style-name="P47"/>
      <text:p text:style-name="P46"><text:soft-page-break/><text:span text:style-name="T48">County lines, cuckooing and child criminal exploitation</text:span></text:p>
      <text:p text:style-name="P48"><text:span text:style-name="T45">County lines are the organised criminal distribution of drugs from the big cities into smaller towns and rural areas using children and vulnerable people. Drugs such as cocaine, heroin and amphetamines are the main focus of county lines, although cannabis is also sometimes linked to this as well.</text:span></text:p>
      <text:p text:style-name="P48"><text:span text:style-name="T46">Where County Lines operate</text:span></text:p>
      <text:p text:style-name="P48"><text:span text:style-name="T45">The main county line gangs operate from London, and Liverpool, but other groups work out of other large cities, such as Manchester, Birmingham and Reading. The gangs are able to operate more easily in quieter areas where they might not be known to the police.</text:span></text:p>
      <text:p text:style-name="P48"><text:span text:style-name="T45">The influence of county lines in nationwide: Metropolitan Police found gang members from Islington in 14 different police areas. </text:span></text:p>
      <text:p text:style-name="P48"><text:span text:style-name="T46">What happens</text:span></text:p>
      <text:p text:style-name="P48"><text:span text:style-name="T45">Young people, typically 15 or 16 but sometimes younger, travel by public transport into rural or coastal areas carrying drugs and a disposable phone. </text:span></text:p>
      <text:p text:style-name="P48"><text:span text:style-name="T45">For the gangs security, each runner along the delivery chain only knows one other phone number.</text:span></text:p>
      <text:p text:style-name="P48"><text:span text:style-name="T50">Cuckooing</text:span></text:p>
      <text:p text:style-name="P48"><text:span text:style-name="T45">If a drug runner needs a place to stay, the gang will take over a home of a vulnerable person, often after following them home. This is known as cuckooing.</text:span></text:p>
      <text:p text:style-name="P48"><text:span text:style-name="T45">Once in the property, drugs and weapons can be stored there, as well as using it as a venue for dealing drugs and the sexual exploitation of girls and young women. </text:span></text:p>
      <text:p text:style-name="P21"><text:span text:style-name="T9">Signs of child abuse and neglect</text:span></text:p>
      <text:p text:style-name="P23"><text:span text:style-name="T5">Signs of possible abuse and neglect may include: </text:span></text:p>
      <text:list xml:id="list1152787412" text:style-name="WWNum3">
        <text:list-item>
          <text:p text:style-name="P50"><text:span text:style-name="T5">significant changes in a child's behaviour </text:span></text:p>
        </text:list-item>
        <text:list-item>
          <text:p text:style-name="P50"><text:span text:style-name="T5">deterioration in a child’s general well-being</text:span></text:p>
        </text:list-item>
        <text:list-item>
          <text:p text:style-name="P50"><text:span text:style-name="T5">unexplained bruising or marks</text:span></text:p>
        </text:list-item>
        <text:list-item>
          <text:p text:style-name="P50"><text:span text:style-name="T5">comments made by a child which give cause for concern</text:span></text:p>
        </text:list-item>
        <text:list-item>
          <text:p text:style-name="P51"><text:span text:style-name="T5">Inappropriate behaviour displayed by a member of staff, or any other person. For example, inappropriate sexual comments, excessive one-to-one attention beyond the requirements of their role, or inappropriate sharing of images</text:span><text:span text:style-name="T14">. </text:span></text:p>
        </text:list-item>
      </text:list>
      <text:p text:style-name="P21"><text:span text:style-name="T9">If any of the above signs and symptoms of abuse are identified, actions will be taken if:</text:span></text:p>
      <text:list xml:id="list131157536259334" text:continue-numbering="true" text:style-name="WWNum3">
        <text:list-item>
          <text:p text:style-name="P52"><text:span text:style-name="T9">there has been persistent or severe neglect of a child which results in serious impairment of the childs health or development including failure to thrive.</text:span></text:p>
        </text:list-item>
        <text:list-item>
          <text:p text:style-name="P52"><text:span text:style-name="T9">There are severe adverse effects on the behaviour and emotional development of the child caused by persistent or severe ill treatment or rejection</text:span></text:p>
        </text:list-item>
        <text:list-item>
          <text:p text:style-name="P52"><text:soft-page-break/><text:span text:style-name="T9">There has been a physical injury to a child, including deliberate poisoning or where there is a definite knowledge or reasonable suspicion that the injury was inflicted or knowingly not prevented. </text:span></text:p>
        </text:list-item>
        <text:list-item>
          <text:p text:style-name="P52"><text:span text:style-name="T9">There has been an injury or injuries observed connected to sexual abuse or witnessed occasions when a child indicates sexual activity through play, drawings or has an excessive pre occupation with sexual matters or has an inappropriate knowledge of adult sexual behaviour. </text:span></text:p>
        </text:list-item>
      </text:list>
      <text:p text:style-name="P21"><text:span text:style-name="T7">What extra time staff will do</text:span></text:p>
      <text:p text:style-name="P55"><text:span text:style-name="T30">If a disclosure is made: that member of staff will responsible for the recording of discussions on the cause for concern sheet, they will:</text:span></text:p>
      <text:list xml:id="list3332219583" text:style-name="WWNum4">
        <text:list-item>
          <text:p text:style-name="P56"><text:span text:style-name="T30">reassure the child / young person that they were not to blame and were right to speak out </text:span></text:p>
        </text:list-item>
        <text:list-item>
          <text:p text:style-name="P56"><text:span text:style-name="T30">listen to the child but not question them</text:span></text:p>
        </text:list-item>
        <text:list-item>
          <text:p text:style-name="P56"><text:span text:style-name="T30">give reassurance that the staff member will take action</text:span></text:p>
        </text:list-item>
        <text:list-item>
          <text:p text:style-name="P57"><text:span text:style-name="T30">Record the incident as soon as possible (see </text:span><text:span text:style-name="T32">Logging an incident</text:span><text:span text:style-name="T30"> below).</text:span></text:p>
        </text:list-item>
        <text:list-item>
          <text:p text:style-name="P57"><text:span text:style-name="T30">Under no circumstances must they coax the child into a disclosure.</text:span></text:p>
        </text:list-item>
        <text:list-item>
          <text:p text:style-name="P57"><text:span text:style-name="T30">Don’t make any promises</text:span></text:p>
        </text:list-item>
        <text:list-item>
          <text:p text:style-name="P57"><text:span text:style-name="T30">Always tell the child exactly what you are going to do next, in words they will understand.</text:span></text:p>
        </text:list-item>
        <text:list-item>
          <text:p text:style-name="P57"><text:span text:style-name="T30">Do NOT make any accusations</text:span></text:p>
        </text:list-item>
        <text:list-item>
          <text:p text:style-name="P57"><text:span text:style-name="T30">Do not inform parents/carers of your concerns and / or referral. This is the responsibility of the Local Safeguarding Children’s Board (LSCB)</text:span></text:p>
        </text:list-item>
      </text:list>
      <text:p text:style-name="P60"><text:span text:style-name="T30">Providers must have regards to the governments guidance “working together to safeguard children 2018, and <text:s/>“keeping children safe in Education 2016”. If providers have concerns about the childs safety or welfare, they MUST notify the agencies without delay.</text:span></text:p>
      <text:p text:style-name="P60"><text:span text:style-name="T30">If a member of staff witnesses or suspects abuse, they will record the matter straightaway using the </text:span><text:span text:style-name="T31">cause for concern</text:span><text:span text:style-name="T30"> form. If a third party expresses concern that a child is being abused, we will encourage them to contact </text:span><text:span text:style-name="T31">intergrated front door.</text:span><text:span text:style-name="T30"> If they will not do so, we will explain that the Club is obliged to and the incident will be logged accordingly</text:span><text:span text:style-name="T39">.</text:span></text:p>
      <text:p text:style-name="P61"/>
      <text:p text:style-name="P60"><text:span text:style-name="T36">Peer-on-peer abuse</text:span></text:p>
      <text:p text:style-name="P18"><text:span text:style-name="T5">Children are vulnerable to abuse by their peers. Peer-on-peer abuse is taken seriously by staff and will be subject to the same child protection procedures as other forms of abuse. Staff are aware of the potential uses of information technology for bullying and abusive behaviour between young people. </text:span></text:p>
      <text:p text:style-name="P18"><text:span text:style-name="T5">Staff will not dismiss abusive behaviour as normal between young people. The presence of one or more of the following in relationships between children should always trigger concern about the possibility of peer-on-peer abuse: </text:span></text:p>
      <text:list xml:id="list2196394399" text:style-name="WWNum7">
        <text:list-item>
          <text:p text:style-name="P53"><text:span text:style-name="T5">Sexual activity (in primary school-aged children) of any kind, including sexting</text:span></text:p>
        </text:list-item>
        <text:list-item>
          <text:p text:style-name="P53"><text:span text:style-name="T5">One of the children is significantly more dominant than the other (eg much older)</text:span></text:p>
        </text:list-item>
        <text:list-item>
          <text:p text:style-name="P53"><text:soft-page-break/><text:span text:style-name="T5">One of the children is significantly more vulnerable than the other (eg in terms of disability, confidence, physical strength) </text:span></text:p>
        </text:list-item>
        <text:list-item>
          <text:p text:style-name="P53"><text:span text:style-name="T5">There has been some use of threats, bribes or coercion to ensure compliance or secrecy. </text:span></text:p>
        </text:list-item>
      </text:list>
      <text:p text:style-name="P21"><text:span text:style-name="T9">If peer-on-peer abuse is suspected or disclosed</text:span></text:p>
      <text:p text:style-name="P60"><text:span text:style-name="T30">We will follow the same procedures as set out above for responding to child abuse</text:span><text:span text:style-name="T39">.</text:span></text:p>
      <text:p text:style-name="P63"><text:span text:style-name="T36">Extremism and radicalisation</text:span></text:p>
      <text:p text:style-name="P60"><text:span text:style-name="T30">All childcare settings have a legal duty to protect children from the risk of radicalisation and being drawn into extremism. Under the counter terrorism and security Act 2015. Which is also known as the </text:span><text:span text:style-name="T33">prevent Duty</text:span><text:span text:style-name="T30">. There are many reasons why a child might be vulnerable to radicalisation, eg:</text:span></text:p>
      <text:list xml:id="list3636109597" text:style-name="WWNum5">
        <text:list-item>
          <text:p text:style-name="P65"><text:span text:style-name="T30">feeling alienated or alone</text:span></text:p>
        </text:list-item>
        <text:list-item>
          <text:p text:style-name="P65"><text:span text:style-name="T30">seeking a sense of identity or individuality</text:span></text:p>
        </text:list-item>
        <text:list-item>
          <text:p text:style-name="P65"><text:span text:style-name="T30">suffering from mental health issues such as depression</text:span></text:p>
        </text:list-item>
        <text:list-item>
          <text:p text:style-name="P65"><text:span text:style-name="T30">desire for adventure or wanting to be part of a larger cause</text:span></text:p>
        </text:list-item>
        <text:list-item>
          <text:p text:style-name="P65"><text:span text:style-name="T30">associating with others who hold extremist beliefs</text:span></text:p>
        </text:list-item>
      </text:list>
      <text:p text:style-name="P64"><text:span text:style-name="T33">Signs of radicalisation</text:span></text:p>
      <text:p text:style-name="P60"><text:span text:style-name="T30">Signs that a child might be at risk of radicalisation include:</text:span></text:p>
      <text:list xml:id="list1151476401" text:style-name="WWNum6">
        <text:list-item>
          <text:p text:style-name="P66"><text:span text:style-name="T30">changes in behaviour, for example becoming withdrawn or aggressive</text:span></text:p>
        </text:list-item>
        <text:list-item>
          <text:p text:style-name="P66"><text:span text:style-name="T30">claiming that terrorist attacks and violence are justified</text:span></text:p>
        </text:list-item>
        <text:list-item>
          <text:p text:style-name="P66"><text:span text:style-name="T30">viewing violent extremist material online</text:span></text:p>
        </text:list-item>
        <text:list-item>
          <text:p text:style-name="P66"><text:span text:style-name="T30">possessing or sharing violent extremist material</text:span></text:p>
        </text:list-item>
      </text:list>
      <text:p text:style-name="P68"><text:span text:style-name="T30">If a member of staff suspects that a child is at risk of becoming radicalised, they will record any relevant information or observations on a </text:span><text:span text:style-name="T31">Cause for concern</text:span><text:span text:style-name="T30"> form, and refer the matter to the CPO.</text:span></text:p>
      <text:p text:style-name="P22"><text:span text:style-name="T11">Logging a concern</text:span></text:p>
      <text:p text:style-name="P18"><text:span text:style-name="T5">For concerns about </text:span><text:span text:style-name="T6">child abuse,</text:span><text:span text:style-name="T5"> the CPO will contact </text:span><text:span text:style-name="T6">intergrated front door</text:span><text:span text:style-name="T5"> immediately. The CPO will follow up all referrals to </text:span><text:span text:style-name="T6">intergrated front door</text:span><text:span text:style-name="T5"> in writing within 48 hours. If a member of staff thinks that the incident has not been dealt with properly, they may contact </text:span><text:span text:style-name="T6">intergrated front door</text:span><text:span text:style-name="T5"> directly.</text:span></text:p>
      <text:p text:style-name="P18"><text:span text:style-name="T5">For minor concerns regarding </text:span><text:span text:style-name="T6">radicalisation,</text:span><text:span text:style-name="T5"> the CPO will contact the Barnsley Safeguarding Children Board (BSCB) For more serious concerns the CPO will contact the Police on the non-emergency number (101), or the anti-terrorist hotline on 0800 789 321. For urgent concerns the CPO will contact the Police using 999.</text:span></text:p>
      <text:p text:style-name="P18"><text:soft-page-break/><text:span text:style-name="T14"><text:s/></text:span></text:p>
      <text:p text:style-name="P21"><text:span text:style-name="T11">Allegations against staff or any other adult within the setting </text:span></text:p>
      <text:p text:style-name="P21"><text:span text:style-name="T8">Our aims</text:span></text:p>
      <text:p text:style-name="P21"><text:span text:style-name="T5">We aim to ensure that NO member of staff/adult is left open to possible allegations from anyone, Therefore we ensure that there is a minimum of two staff on duty at all times.</text:span></text:p>
      <text:p text:style-name="P21"><text:span text:style-name="T5">The procedures are based on the framework for dealing with allegations made against a person who works with children and should be applied where there is an allegation that a person who works with children, who has:</text:span></text:p>
      <text:list xml:id="list3800148402" text:style-name="WWNum11">
        <text:list-item>
          <text:p text:style-name="P26"><text:span text:style-name="T5">Behaved in a way that has harmed a child or may have harmed a child. </text:span></text:p>
        </text:list-item>
        <text:list-item>
          <text:p text:style-name="P26"><text:span text:style-name="T5">Possibly committed a criminal offence against or related to a child.</text:span></text:p>
        </text:list-item>
        <text:list-item>
          <text:p text:style-name="P26"><text:span text:style-name="T5">Behaved towards a child / children in a way that indicates she/he is unsuitable to work with children </text:span></text:p>
        </text:list-item>
        <text:list-item>
          <text:p text:style-name="P26"><text:span text:style-name="T5">Concerns arise about a person’s behaviour in private or within the community life of our families. </text:span></text:p>
        </text:list-item>
      </text:list>
      <text:p text:style-name="P21"><text:span text:style-name="T5">If an allegation was to be made about a member of staff, then the following action would take place:</text:span></text:p>
      <text:p text:style-name="P21"><text:span text:style-name="T11">RECOGNISING AND RESPONDING TO AN ALLEGATION:</text:span></text:p>
      <text:p text:style-name="P60"><text:span text:style-name="T30">Different sources of where a complaint or allegation may arise from and include:</text:span></text:p>
      <text:list xml:id="list2992273935" text:style-name="WWNum12">
        <text:list-item>
          <text:p text:style-name="P58"><text:span text:style-name="T30">A child / Adult</text:span></text:p>
        </text:list-item>
        <text:list-item>
          <text:p text:style-name="P58"><text:span text:style-name="T30">A parent</text:span></text:p>
        </text:list-item>
        <text:list-item>
          <text:p text:style-name="P58"><text:span text:style-name="T30">A member of staff against another staff member </text:span></text:p>
        </text:list-item>
        <text:list-item>
          <text:p text:style-name="P58"><text:span text:style-name="T30">A member of the public</text:span></text:p>
        </text:list-item>
        <text:list-item>
          <text:p text:style-name="P58"><text:span text:style-name="T30">Disciplinary Investigation </text:span></text:p>
        </text:list-item>
      </text:list>
      <text:p text:style-name="P60"><text:span text:style-name="T30">If an allegation /concern is reported, them the person of whom it was reported to should not investigate the matter further or question the person making the allegation, they should:</text:span></text:p>
      <text:p text:style-name="P60"><text:span text:style-name="T30">All information about the suspected abuse or disclosure, or concern about radicalisation, will be recorded on the</text:span><text:span text:style-name="T31"> cause for concern</text:span><text:span text:style-name="T30"> form as soon as possible after the event.</text:span></text:p>
      <text:list xml:id="list3504657044" text:style-name="WWNum13">
        <text:list-item>
          <text:p text:style-name="P59"><text:span text:style-name="T30">Treat the matter seriously</text:span></text:p>
        </text:list-item>
        <text:list-item>
          <text:p text:style-name="P59"><text:span text:style-name="T30">Avoid asking any leading questions and keep an open mind. </text:span></text:p>
        </text:list-item>
        <text:list-item>
          <text:p text:style-name="P59"><text:soft-page-break/><text:span text:style-name="T30">Communicate with the person in a way that they can understand The initial enquiries are only to ascertain specific information, such as any history of any allegations being made by this individual / family previously, and any history of any allegations being made against the individual being accused in the past, whether the allegation is ‘possible’ (meaning were the people involved actual where they were alleged to have been at the time of the alleged incident, at the alleged time)</text:span></text:p>
        </text:list-item>
        <text:list-item>
          <text:p text:style-name="P59"><text:span text:style-name="T30">Make a written record of all of the information given on a cause for concern form.(in the persons own words) including:</text:span></text:p>
        </text:list-item>
      </text:list>
      <text:p text:style-name="P40"><text:span text:style-name="T30">When the alleged incident took place, </text:span><text:span text:style-name="T34">time and date,</text:span></text:p>
      <text:p text:style-name="P40"><text:span text:style-name="T30">Who was present?</text:span></text:p>
      <text:p text:style-name="P40"><text:span text:style-name="T30">What was said to have happened?</text:span></text:p>
      <text:list xml:id="list131157119501174" text:continue-numbering="true" text:style-name="WWNum13">
        <text:list-item>
          <text:p text:style-name="P59"><text:span text:style-name="T30">Sign and date the written document.</text:span></text:p>
        </text:list-item>
        <text:list-item>
          <text:p text:style-name="P59"><text:span text:style-name="T30">Report it IMMEDIATELY to the lead safeguarding officer, unless the incident includes that person, then it would go to the deputy Lead officer.</text:span></text:p>
        </text:list-item>
      </text:list>
      <text:p text:style-name="P40"><text:span text:style-name="T30">The designated officer, should then contact and report the incident to LADO and OFSTED within 1 working day of receiving the information</text:span><text:span text:style-name="T39">.</text:span></text:p>
      <text:p text:style-name="P41"/>
      <text:p text:style-name="P40"><text:span text:style-name="T40">SUPPORTING THOSE INVOLVED:</text:span></text:p>
      <text:p text:style-name="P40"><text:span text:style-name="T31">Children – </text:span><text:span text:style-name="T30">Will be provided with support where ever possible, especially if they have suffered significant harm or are included in any criminal prosecution or preparation for court. </text:span></text:p>
      <text:p text:style-name="P40"><text:span text:style-name="T31">Parent / carer – </text:span><text:span text:style-name="T30">Will be informed of the allegation, if LADO sees fit that the allegation has a foundation. They will be kept informed about the progress of the case. Told the outcome where there is not a criminal prosecution. They will also be told of any disciplinary outcomes.</text:span></text:p>
      <text:p text:style-name="P40"><text:span text:style-name="T31">The Person involved – </text:span><text:span text:style-name="T30">Will be treat fairly and honestly and helped to understand the concerns expressed and the processes that are involved in the allegation. They will be kept informed of the progress of the case and the outcomes of any investigations. They will also be kept informed of any developments in the workplace if they have been suspended. The will be advised at the beginning of the process to contact their union representative if they have one.</text:span></text:p>
      <text:p text:style-name="P41"/>
      <text:p text:style-name="P60"><text:span text:style-name="T40">An allegation will be made if a staff member:</text:span></text:p>
      <text:list xml:id="list553167411" text:style-name="WWNum1">
        <text:list-item>
          <text:p text:style-name="P69"><text:span text:style-name="T27">behaved in a way that has harmed a child, or may have harmed a child;</text:span></text:p>
        </text:list-item>
        <text:list-item>
          <text:p text:style-name="P69"><text:span text:style-name="T27">possibly committed a criminal offence against or related to a child; or</text:span></text:p>
        </text:list-item>
        <text:list-item>
          <text:p text:style-name="P71"><text:span text:style-name="T27">behaved towards a child or children in a way that indicates he or she would pose a risk of harm to children.</text:span></text:p>
        </text:list-item>
        <text:list-item>
          <text:p text:style-name="P36"><text:span text:style-name="T30">The allegation must be reported, initially to their line manager to the Local Authority Designated Officer (LADO) within one working day where possible, but has to be definitely done within 2 working days, also ensuring that Ofsted are informed. The LADO will advise if other agencies (eg police) should be informed, and the Club will act upon their advice. Any telephone reports to the LADO will be followed up in writing within 48 hours.</text:span></text:p>
        </text:list-item>
        <text:list-item>
          <text:p text:style-name="P70"><text:span text:style-name="T5">Following advice from the LADO, it may be necessary to suspend the member of staff pending full investigation of the allegation. This will however, be after initial enquiries have been made, to ascertain specific information, such as history of allegations by the individual/family, and whether the allegation is possible!</text:span></text:p>
        </text:list-item>
        <text:list-item>
          <text:p text:style-name="P70"><text:span text:style-name="T5">Ofsted will be informed in the event of an allegation as soon as is practicably possible but not exceeding 14 days after the allegation is made.</text:span></text:p>
        </text:list-item>
        <text:list-item>
          <text:p text:style-name="P70"><text:soft-page-break/><text:span text:style-name="T5">Any allegations made in the setting will be shared with the designated leads within one working day of them being reported.</text:span></text:p>
        </text:list-item>
        <text:list-item>
          <text:p text:style-name="P70"><text:span text:style-name="T5">If appropriate the Club or the Local Authority or the LADO will make a referral to the Disclosure and Barring Service ( if the person has been dismissed, or would have been had they not resigned, as it is believed <text:s/>or substantiated, that they have or may harm a child.</text:span></text:p>
        </text:list-item>
      </text:list>
      <text:p text:style-name="P13"/>
      <text:p text:style-name="P11"><text:span text:style-name="T17">Suspending a staff member / other adult</text:span></text:p>
      <text:p text:style-name="P14"/>
      <text:p text:style-name="P11"><text:span text:style-name="T5">Suspension isn’t to be considered as an automatic option. This would only take place if:</text:span></text:p>
      <text:list xml:id="list822712331" text:style-name="WWNum14">
        <text:list-item>
          <text:p text:style-name="P27"><text:span text:style-name="T5">There is cause to suspect a child is at risk or harm.</text:span></text:p>
        </text:list-item>
        <text:list-item>
          <text:p text:style-name="P27"><text:span text:style-name="T5">The allegation is to be investigated by the police</text:span></text:p>
        </text:list-item>
        <text:list-item>
          <text:p text:style-name="P27"><text:span text:style-name="T5">The allegation may be serious enough for grounds for dismissal.</text:span></text:p>
        </text:list-item>
      </text:list>
      <text:p text:style-name="P14"/>
      <text:p text:style-name="P11"><text:span text:style-name="T17">Resignations</text:span></text:p>
      <text:p text:style-name="P14"/>
      <text:p text:style-name="P11"><text:span text:style-name="T5">If a member of staff decides to resign, this doesn’t mean that the allegation follow up will stop. The allegation will be followed up as stated above and a conclusion will be reached. </text:span></text:p>
      <text:p text:style-name="P15"/>
      <text:p text:style-name="P11"><text:span text:style-name="T5">The owner / manager cannot accept a member of staffs’ resignation on the grounds that the allegation will go no further.</text:span></text:p>
      <text:p text:style-name="P14"/>
      <text:p text:style-name="P11"><text:span text:style-name="T17">Disciplinary regarding the allegation</text:span></text:p>
      <text:p text:style-name="P14"/>
      <text:p text:style-name="P11"><text:span text:style-name="T5">After the allegation has concluded, it will then be determined by LADO and the owner / Manager (unless otherwise) which disciplinary route will be taken. – </text:span><text:span text:style-name="T21">See disciplinary Procedure</text:span></text:p>
      <text:p text:style-name="P14"/>
      <text:p text:style-name="P11"><text:span text:style-name="T17">Record keeping and recording outcomes</text:span></text:p>
      <text:p text:style-name="P14"><text:soft-page-break/></text:p>
      <text:p text:style-name="P11"><text:span text:style-name="T16">The owner / manager should keep a clear summary of the case recorded in the persons file and give a copy to the person involved.</text:span></text:p>
      <text:p text:style-name="P11"><text:span text:style-name="T16">The record should only contain details of the allegation. Nothing malicious or discriminatory.</text:span></text:p>
      <text:p text:style-name="P14"/>
      <text:p text:style-name="P11"><text:span text:style-name="T16">Allegation outcomes are as follows:</text:span></text:p>
      <text:list xml:id="list1600831206" text:style-name="WWNum15">
        <text:list-item>
          <text:p text:style-name="P28"><text:span text:style-name="T24">Substantiated –</text:span><text:span text:style-name="T16"> there is enough evidence to prove the allegation</text:span></text:p>
        </text:list-item>
        <text:list-item>
          <text:p text:style-name="P28"><text:span text:style-name="T24">False –</text:span><text:span text:style-name="T16"> there is enough evidence to disprove the allegation</text:span></text:p>
        </text:list-item>
        <text:list-item>
          <text:p text:style-name="P28"><text:span text:style-name="T24">Malicious –</text:span><text:span text:style-name="T16"> there is evidence that the allegation was reported on purpose</text:span></text:p>
        </text:list-item>
        <text:list-item>
          <text:p text:style-name="P28"><text:span text:style-name="T24">Unfounded –</text:span><text:span text:style-name="T16"> there is no evidence or correct basis which supports the allegation.</text:span></text:p>
        </text:list-item>
        <text:list-item>
          <text:p text:style-name="P28"><text:span text:style-name="T24">Unsubstantiated –</text:span><text:span text:style-name="T16"> there is insufficient evidence to prove or disprove the allegation.</text:span></text:p>
        </text:list-item>
      </text:list>
      <text:p text:style-name="P33"/>
      <text:p text:style-name="P22"><text:span text:style-name="T11">Promoting awareness among staff</text:span></text:p>
      <text:p text:style-name="P62"><text:span text:style-name="T30">The Club promotes awareness of child abuse and the risk of radicalisation through its staff external training. The Club ensures that:</text:span></text:p>
      <text:list xml:id="list1192457946" text:style-name="WWNum17">
        <text:list-item>
          <text:p text:style-name="P67"><text:span text:style-name="T30">the designated lead has relevant experience and receives appropriate training in safeguarding and the Prevent Duty, and is aware of the Channel Programme and how to access it</text:span></text:p>
        </text:list-item>
        <text:list-item>
          <text:p text:style-name="P67"><text:span text:style-name="T30">designated person training is refreshed every</text:span><text:span text:style-name="T31"> two </text:span><text:span text:style-name="T30">years </text:span></text:p>
        </text:list-item>
        <text:list-item>
          <text:p text:style-name="P67"><text:span text:style-name="T30">safe recruitment practices are followed for all new staff</text:span></text:p>
        </text:list-item>
        <text:list-item>
          <text:p text:style-name="P67"><text:span text:style-name="T30">all staff have a copy of this </text:span><text:span text:style-name="T31">Safeguarding (Child Protection) policy</text:span><text:span text:style-name="T30">, understand its contents and are vigilant to signs of abuse, neglect or radicalisation</text:span></text:p>
        </text:list-item>
        <text:list-item>
          <text:p text:style-name="P67"><text:span text:style-name="T30">all staff are aware of their statutory duties with regard to the disclosure or discovery of child abuse, and concerns about radicalisation</text:span></text:p>
        </text:list-item>
        <text:list-item>
          <text:p text:style-name="P67"><text:span text:style-name="T30">all other staff receive basic safeguarding training, and safeguarding is a permanent agenda item at all staff meetings</text:span></text:p>
        </text:list-item>
        <text:list-item>
          <text:p text:style-name="P67"><text:span text:style-name="T30">all staff receive basic training in the Prevent Duty</text:span></text:p>
        </text:list-item>
        <text:list-item>
          <text:p text:style-name="P54"><text:span text:style-name="T5">staff are familiar with the Safeguarding File which is kept in the brown cupboard, with the other files</text:span></text:p>
        </text:list-item>
        <text:list-item>
          <text:p text:style-name="P54"><text:soft-page-break/><text:span text:style-name="T5">the Club’s procedures are in line with the guidance in ‘Working Together to Safeguard Children (the up to date booklet)</text:span></text:p>
        </text:list-item>
      </text:list>
      <text:p text:style-name="P13"/>
      <text:p text:style-name="P13"/>
      <text:p text:style-name="P21"><text:span text:style-name="T11">Use of mobile phones, cameras and other items such as watches (anything with imaging and sharing capabilities) </text:span></text:p>
      <text:p text:style-name="P11"><text:span text:style-name="T5">Photographs will only be taken of children with their parents’ permission. Only the club camera will be used to take photographs of children at the Club, except with the express permission of the manager. Neither staff nor children may use their mobile phones or other imaging and sharing devises to take photographs at the Club. We have a full and inclusive policy on the use of mobile phones, cameras and other digital imaging on file in club</text:span><text:span text:style-name="T14">. </text:span></text:p>
      <text:p text:style-name="P21"><text:span text:style-name="T11">Contact numbers</text:span></text:p>
      <text:p text:style-name="Standard"><text:span text:style-name="T31">Social Care </text:span><text:span text:style-name="T52">(intergrated front door)</text:span><text:span text:style-name="T30"> <text:s/>(Child <text:s/>Assessment Service) : 01226 772423 <text:s/>(845-5pm mon-thurs, <text:s/>845-430pm fri)</text:span></text:p>
      <text:p text:style-name="Standard"><text:span text:style-name="T31">Social Care </text:span><text:span text:style-name="T52">(intergrated front door)</text:span><text:span text:style-name="T30"> out of hours contact emergency Duty team: 01226 787789</text:span></text:p>
      <text:p text:style-name="Standard"><text:span text:style-name="T30">Disable Childrens team: 01226 774050</text:span></text:p>
      <text:p text:style-name="Standard"><text:a xlink:type="simple" xlink:href="mailto:childrensintergratedfrontdoor@barnsley.gov.uk" text:style-name="ListLabel_20_155" text:visited-style-name="ListLabel_20_155"><text:span text:style-name="T53">childrensintergratedfrontdoor@barnsley.gov.uk</text:span></text:a></text:p>
      <text:p text:style-name="P3"/>
      <text:p text:style-name="Standard"><text:span text:style-name="T30">LADO (Local Authority Designated Officer):: 01226 772341 or 07969529779</text:span></text:p>
      <text:p text:style-name="Standard"><text:a xlink:type="simple" xlink:href="mailto:LADO@barnsley.gov.uk" text:style-name="ListLabel_20_155" text:visited-style-name="ListLabel_20_155"><text:span text:style-name="T53">LADO@barnsley.gov.uk</text:span></text:a><text:span text:style-name="T30"> </text:span></text:p>
      <text:p text:style-name="Standard"><text:span text:style-name="T30">(OR call the safeguarding unit 01226 772400 <text:s/>if LADO not available when you call, they will take a message) </text:span></text:p>
      <text:p text:style-name="P3"/>
      <text:p text:style-name="Standard"><text:span text:style-name="T30">Police </text:span><text:span text:style-name="T31">prevent duty</text:span><text:span text:style-name="T30"> team: 0114 2523217 (8-4pm)</text:span></text:p>
      <text:p text:style-name="Standard"><text:span text:style-name="T30">Crimestoppers – 0800555111</text:span></text:p>
      <text:p text:style-name="Standard"><text:span text:style-name="T30">Secure email (prevent concern: prevent@southyorks.pnn.policswe.uk</text:span></text:p>
      <text:p text:style-name="Standard"><text:span text:style-name="T31">Police</text:span><text:span text:style-name="T30">: 101 (non-emergency) </text:span></text:p>
      <text:p text:style-name="Standard"><text:span text:style-name="T30"><text:s text:c="13"/>999 (emergency)</text:span></text:p>
      <text:p text:style-name="Standard"><text:span text:style-name="T30">Secure email can be sent to </text:span><text:a xlink:type="simple" xlink:href="mailto:Prevent_Inbox@southyorks.pnn.police.uk" text:style-name="ListLabel_20_155" text:visited-style-name="ListLabel_20_155"><text:span text:style-name="T53">Prevent_Inbox@southyorks.pnn.police.uk</text:span></text:a></text:p>
      <text:p text:style-name="P3"><text:soft-page-break/></text:p>
      <text:p text:style-name="Standard"><text:span text:style-name="T30">Anti-terrorist hotline: 0800 789 321</text:span></text:p>
      <text:p text:style-name="Standard"><text:span text:style-name="T30">NSPCC: 0808 800 500</text:span></text:p>
      <text:p text:style-name="Standard"><text:span text:style-name="T30">Ofsted: 0300 123 1231</text:span></text:p>
      <text:p text:style-name="P6"/>
      <table:table table:name="Table1" table:style-name="Table1">
        <table:table-column table:style-name="Table1.A"/>
        <table:table-column table:style-name="Table1.B"/>
        <table:table-row table:style-name="Table1.1">
          <table:table-cell table:style-name="Table1.A1" office:value-type="string">
            <text:p text:style-name="Standard"><text:span text:style-name="T39">This policy was adopted by: Mandy Grosse</text:span></text:p>
            <text:p text:style-name="P5"/>
          </table:table-cell>
          <table:table-cell table:style-name="Table1.A1" office:value-type="string">
            <text:p text:style-name="Standard"><text:span text:style-name="T39">Date:7</text:span><text:span text:style-name="T55">th</text:span><text:span text:style-name="T39"> May 2025</text:span></text:p>
          </table:table-cell>
        </table:table-row>
        <table:table-row table:style-name="Table1.2">
          <table:table-cell table:style-name="Table1.A1" office:value-type="string">
            <text:p text:style-name="Standard"><text:span text:style-name="T39">To be reviewed: May <text:s/>2026</text:span></text:p>
            <text:p text:style-name="P5"/>
          </table:table-cell>
          <table:table-cell table:style-name="Table1.A1" office:value-type="string">
            <text:p text:style-name="Standard"><text:span text:style-name="T39">Signed:</text:span><text:span text:style-name="T54"> </text:span></text:p>
          </table:table-cell>
        </table:table-row>
      </table:table>
      <text:p text:style-name="P7"/>
      <text:p text:style-name="P7"/>
      <text:p text:style-name="P7"/>
      <text:p text:style-name="Standard"><text:span text:style-name="T29">I the undersigned, have read and understood the policy, and will always adhere to it.</text:span></text:p>
      <text:p text:style-name="P1"/>
      <text:p text:style-name="Standard"><text:span text:style-name="T42">A Grosse: <text:s text:c="68"/>Date:</text:span></text:p>
      <text:p text:style-name="P8"/>
      <text:p text:style-name="Standard"><text:span text:style-name="T42">N Walton:<text:tab/> <text:s text:c="64"/>Date:</text:span></text:p>
      <text:p text:style-name="P8"/>
      <text:p text:style-name="Standard"><text:span text:style-name="T42">H. Bailey: <text:s text:c="69"/>Date:</text:span></text:p>
      <text:p text:style-name="P8"/>
      <text:p text:style-name="Standard"><text:span text:style-name="T42">T. Quinn: <text:s text:c="70"/>Date:</text:span></text:p>
      <text:p text:style-name="P8"/>
      <text:p text:style-name="Standard"><text:span text:style-name="T42">M.Wright:<text:tab/><text:tab/><text:tab/><text:tab/><text:tab/><text:tab/><text:tab/> <text:s text:c="3"/>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0835in" fo:margin-bottom="0.0835in" loext:contextual-spacing="false" fo:line-height="100%" fo:text-align="center" style:justify-single-word="false" fo:keep-with-next="always"/>
      <style:text-properties style:text-position="0% 100%" style:font-name="Arial" fo:font-family="Arial" style:font-family-generic="roman" style:font-pitch="variable" fo:font-size="16pt" style:text-underline-style="solid" style:text-underline-width="auto" style:text-underline-color="font-color"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normal" style:next-style-name="Standard" style:default-outline-level="" style:class="text">
      <style:paragraph-properties fo:margin-top="0.0835in" fo:margin-bottom="0.0835in" loext:contextual-spacing="false" fo:line-height="100%" fo:keep-with-next="always"/>
      <style:text-properties style:text-position="0% 100%" style:font-name="Arial" fo:font-family="Arial" style:font-family-generic="roman" style:font-pitch="variable" fo:font-size="11pt" style:text-underline-style="solid" style:text-underline-width="auto" style:text-underline-color="font-color"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Default" style:family="paragraph" style:default-outline-level="1" style:list-style-name="">
      <style:paragraph-properties style:line-height-at-least="0.0008in" fo:text-align="start" style:justify-single-word="false" fo:orphans="2" fo:widows="2" fo:hyphenation-ladder-count="no-limit" style:vertical-align="top" style:writing-mode="lr-tb"/>
      <style:text-properties fo:color="#000000" style:text-position="0% 100%" style:font-name="Arial" fo:font-family="Arial" style:font-family-generic="roman" style:font-pitch="variable" fo:font-size="12pt" fo:language="en" fo:country="US" style:text-blinking="false" style:font-size-asian="12pt" style:language-asian="en" style:country-asian="US" style:font-name-complex="Arial1" style:font-family-complex="Arial"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rxbodyfield" style:family="paragraph" style:parent-style-name="normal" style:default-outline-level="1" style:list-style-name="">
      <style:paragraph-properties fo:margin-top="0.1945in" fo:margin-bottom="0.1945in" loext:contextual-spacing="false" style:line-height-at-least="0.0008in" fo:hyphenation-ladder-count="no-limit" style:vertical-align="top"/>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No_20_Spacing" style:display-name="No Spacing" style:family="paragraph" style:default-outline-level="1" style:list-style-name="">
      <style:paragraph-properties style:line-height-at-least="0.0008in" fo:text-align="start" style:justify-single-word="false" fo:orphans="2" fo:widows="2" fo:hyphenation-ladder-count="no-limit" style:vertical-align="top" style:writing-mode="lr-tb"/>
      <style:text-properties style:text-position="0% 100%" fo:font-size="12pt" fo:language="en" fo:country="GB"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Normal_20__28_Web_29_" style:display-name="Normal (Web)" style:family="paragraph" style:parent-style-name="normal" style:default-outline-level="1" style:list-style-name="">
      <style:paragraph-properties fo:margin-top="0.1945in" fo:margin-bottom="0.1945in" loext:contextual-spacing="false" style:line-height-at-least="0.0008in" fo:hyphenation-ladder-count="no-limit" style:vertical-align="top"/>
      <style:text-properties style:text-position="0% 100%" fo:font-size="12pt" fo:language="en" fo:country="GB" style:text-blinking="false" style:font-size-asian="12pt" style:language-asian="en" style:country-asian="GB" style:font-size-complex="12pt" style:language-complex="ar" style:country-complex="SA" style:text-emphasize="none" style:text-scale="100%" fo:hyphenate="false" fo:hyphenation-remain-char-count="2" fo:hyphenation-push-char-count="2"/>
    </style:style>
    <style:style style:name="Header" style:family="paragraph" style:parent-style-name="normal" style:default-outline-level="1" style:list-style-name="" style:class="extra">
      <style:paragraph-properties style:line-height-at-least="0.0008in" fo:hyphenation-ladder-count="no-limit" style:vertical-align="top">
        <style:tab-stops>
          <style:tab-stop style:position="3.1339in" style:type="center"/>
          <style:tab-stop style:position="6.2681in" style:type="right"/>
        </style:tab-stops>
      </style:paragraph-properties>
      <style:text-properties style:text-position="0% 100%" fo:font-size="12pt" fo:language="en" fo:country="GB"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3.1339in" style:type="center"/>
          <style:tab-stop style:position="6.2681in" style:type="right"/>
        </style:tab-stops>
      </style:paragraph-properties>
      <style:text-properties style:text-position="0% 100%" fo:font-size="12pt" fo:language="en" fo:country="GB"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List_20_Paragraph" style:display-name="List Paragraph" style:family="paragraph" style:parent-style-name="normal" style:default-outline-level="1" style:list-style-name="">
      <style:paragraph-properties fo:margin-left="0.5in" fo:margin-right="0in" fo:margin-top="0in" fo:margin-bottom="0.139in" loext:contextual-spacing="true" fo:line-height="115%" fo:hyphenation-ladder-count="no-limit" fo:text-indent="0in" style:auto-text-indent="false" style:vertical-align="top"/>
      <style:text-properties style:text-position="0% 100%" style:font-name="Calibri" fo:font-family="Calibri" style:font-family-generic="roman" style:font-pitch="variable" fo:font-size="11pt" fo:language="en" fo:country="GB" style:text-blinking="false"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language-complex="ar" style:country-complex="SA"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style:line-height-at-least="0.0008in" fo:hyphenation-ladder-count="no-limit" style:vertical-align="top"/>
      <style:text-properties style:text-position="0% 100%" style:font-name="Segoe UI" fo:font-family="'Segoe UI'" style:font-family-generic="roman" style:font-pitch="variable" fo:font-size="9pt" fo:language="en" fo:country="GB" style:text-blinking="false" style:font-size-asian="9pt" style:language-asian="en" style:country-asian="US" style:font-name-complex="Segoe UI1" style:font-family-complex="'Segoe UI'" style:font-family-generic-complex="system" style:font-pitch-complex="variable" style:font-size-complex="9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text-properties style:text-position="0% 100%" style:text-blinking="false" style:text-emphasize="none" style:text-scale="100%"/>
    </style:style>
    <style:style style:name="Internet_20_link" style:display-name="Internet link" style:family="text">
      <style:text-properties fo:color="#0000ff" style:text-position="0% 100%" style:text-underline-style="solid" style:text-underline-width="auto" style:text-underline-color="font-color" style:text-blinking="false" style:text-emphasize="none" style:text-scale="100%"/>
    </style:style>
    <style:style style:name="FollowedHyperlink" style:family="text">
      <style:text-properties fo:color="#800080" style:text-position="0% 100%" style:text-underline-style="solid" style:text-underline-width="auto" style:text-underline-color="font-color" style:text-blinking="false" style:text-emphasize="none" style:text-scale="100%"/>
    </style:style>
    <style:style style:name="Strong" style:family="text">
      <style:text-properties style:text-position="0% 100%" fo:font-weight="bold" style:text-blinking="false" style:font-weight-asian="bold" style:font-weight-complex="bold" style:text-emphasize="none" style:text-scale="100%"/>
    </style:style>
    <style:style style:name="Header_20_Char" style:display-name="Header Char" style:family="text">
      <style:text-properties style:text-position="0% 100%" fo:font-size="12pt" style:text-blinking="false" style:font-size-asian="12pt" style:language-asian="en" style:country-asian="US" style:font-size-complex="12pt" style:text-emphasize="none" style:text-scale="100%"/>
    </style:style>
    <style:style style:name="Footer_20_Char" style:display-name="Footer Char" style:family="text">
      <style:text-properties style:text-position="0% 100%" fo:font-size="12pt" style:text-blinking="false" style:font-size-asian="12pt" style:language-asian="en" style:country-asian="US" style:font-size-complex="12pt" style:text-emphasize="none" style:text-scale="100%"/>
    </style:style>
    <style:style style:name="Balloon_20_Text_20_Char" style:display-name="Balloon Text Char" style:family="text">
      <style:text-properties style:text-position="0% 100%" style:font-name="Segoe UI" fo:font-family="'Segoe UI'" style:font-family-generic="roman" style:font-pitch="variable" fo:font-size="9pt" style:text-blinking="false" style:font-size-asian="9pt" style:language-asian="en" style:country-asian="US" style:font-name-complex="Segoe UI1" style:font-family-complex="'Segoe UI'" style:font-family-generic-complex="system" style:font-pitch-complex="variable" style:font-size-complex="9pt" style:text-emphasize="none" style:text-scale="100%"/>
    </style:style>
    <style:style style:name="Unresolved_20_Mention" style:display-name="Unresolved Mention" style:family="text">
      <style:text-properties fo:color="#605e5c" style:text-position="0% 100%" style:text-blinking="false" fo:background-color="#e1dfdd" style:text-emphasize="none" style:text-scale="100%"/>
    </style:style>
    <style:style style:name="ListLabel_20_1" style:display-name="ListLabel 1" style:family="text">
      <style:text-properties style:text-position="0% 100%"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font-size-complex="11pt"/>
    </style:style>
    <style:style style:name="ListLabel_20_11" style:display-name="ListLabel 1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font-name="Arial" fo:font-family="Arial" style:font-family-generic="roman" style:font-pitch="variable" fo:font-size="11pt" fo:font-weight="normal"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font-size-complex="11pt"/>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position="0% 100%" style:font-name="Trebuchet MS" fo:font-family="'Trebuchet MS'"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position="0% 100%"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text-position="0% 100%"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6" style:display-name="ListLabel 6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9" style:display-name="ListLabel 6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2" style:display-name="ListLabel 7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text-position="0% 100%" style:font-name="Trebuchet MS" fo:font-family="'Trebuchet MS'"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5" style:display-name="ListLabel 7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8" style:display-name="ListLabel 7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1" style:display-name="ListLabel 8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text-position="0% 100%" style:font-name="Trebuchet MS" fo:font-family="'Trebuchet M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4" style:display-name="ListLabel 8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7" style:display-name="ListLabel 8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0" style:display-name="ListLabel 9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text-position="0% 100%"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3" style:display-name="ListLabel 9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6" style:display-name="ListLabel 9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9" style:display-name="ListLabel 9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2" style:display-name="ListLabel 10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5" style:display-name="ListLabel 10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8" style:display-name="ListLabel 10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1" style:display-name="ListLabel 11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4" style:display-name="ListLabel 11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7" style:display-name="ListLabel 11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text-position="0% 100%"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0" style:display-name="ListLabel 12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3" style:display-name="ListLabel 12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6" style:display-name="ListLabel 12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text-position="0% 100%" style:font-name="Trebuchet MS" fo:font-family="'Trebuchet M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9" style:display-name="ListLabel 12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2" style:display-name="ListLabel 13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5" style:display-name="ListLabel 13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8" style:display-name="ListLabel 13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1" style:display-name="ListLabel 14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4" style:display-name="ListLabel 14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text-position="0% 100%"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7" style:display-name="ListLabel 14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0" style:display-name="ListLabel 15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3" style:display-name="ListLabel 15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text-position="0% 100%"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ListLabel_20_155" style:display-name="ListLabel 155" style:family="text">
      <style:text-properties fo:color="#0000ff" style:text-position="0% 10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48in" fo:margin-left="0.248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48in" fo:margin-left="0.4957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248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748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248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748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248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8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8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8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0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1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146"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15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page-layout style:name="Mpm1">
      <style:page-layout-properties fo:page-width="8.2681in" fo:page-height="11.6929in" style:num-format="1" style:print-orientation="portrait" fo:margin-top="0.5in" fo:margin-bottom="0.472in" fo:margin-left="0.5909in" fo:margin-right="0.472in" style:writing-mode="lr-tb" style:layout-grid-color="#c0c0c0" style:layout-grid-lines="270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09in" fo:margin-left="0in" fo:margin-right="0in" fo:margin-bottom="0.0516in" style:dynamic-spacing="true"/>
      </style:header-style>
      <style:footer-style/>
    </style:page-layout>
  </office:automatic-styles>
  <office:master-styles>
    <style:master-page style:name="Standard" style:page-layout-name="Mpm1">
      <style:header>
        <text:p text:style-name="MP1"><text:span text:style-name="MT1"><text:s text:c="98"/>Extra time policies and procedures 2024</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19T12:19:00</meta:creation-date>
    <meta:initial-creator>Out of School Alliance</meta:initial-creator>
    <meta:document-statistic meta:table-count="1" meta:image-count="0" meta:object-count="0" meta:page-count="13" meta:paragraph-count="226" meta:word-count="4622" meta:character-count="28049" meta:non-whitespace-character-count="23280"/>
    <meta:generator>LibreOfficeDev/6.0.5.2$Linux_X86_64 LibreOffice_project/</meta:generator>
  </office:meta>
</office:document-meta>
</file>